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 style:master-page-name="First_20_Page">
      <style:table-properties style:width="16.88cm" fo:margin-left="-0.191cm" style:page-number="auto" table:align="left" style:writing-mode="lr-tb"/>
    </style:style>
    <style:style style:name="Таблица1.A" style:family="table-column">
      <style:table-column-properties style:column-width="16.88cm"/>
    </style:style>
    <style:style style:name="Таблица1.1" style:family="table-row">
      <style:table-row-properties style:min-row-height="2.198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style:min-row-height="4.84cm"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style:min-row-height="0.353cm" fo:keep-together="auto"/>
    </style:style>
    <style:style style:name="Таблица2" style:family="table">
      <style:table-properties style:width="16.836cm" fo:margin-left="0.009cm" table:align="left" style:writing-mode="lr-tb"/>
    </style:style>
    <style:style style:name="Таблица2.A" style:family="table-column">
      <style:table-column-properties style:column-width="4.233cm"/>
    </style:style>
    <style:style style:name="Таблица2.B" style:family="table-column">
      <style:table-column-properties style:column-width="5.59cm"/>
    </style:style>
    <style:style style:name="Таблица2.C" style:family="table-column">
      <style:table-column-properties style:column-width="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3" style:family="table-row">
      <style:table-row-properties style:min-row-height="0.531cm" fo:keep-together="auto"/>
    </style:style>
    <style:style style:name="Таблица3" style:family="table">
      <style:table-properties style:width="16.701cm" fo:margin-left="-0.191cm" table:align="left" style:writing-mode="lr-tb"/>
    </style:style>
    <style:style style:name="Таблица3.A" style:family="table-column">
      <style:table-column-properties style:column-width="6.541cm"/>
    </style:style>
    <style:style style:name="Таблица3.B" style:family="table-column">
      <style:table-column-properties style:column-width="10.1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Table">
      <style:text-properties style:font-size-complex="10pt"/>
    </style:style>
    <style:style style:name="P2" style:family="paragraph" style:parent-style-name="Table">
      <style:paragraph-properties fo:text-align="end" style:justify-single-word="false"/>
    </style:style>
    <style:style style:name="P3" style:family="paragraph" style:parent-style-name="Table">
      <style:paragraph-properties fo:text-align="end" style:justify-single-word="false" style:snap-to-layout-grid="false"/>
    </style:style>
    <style:style style:name="P4" style:family="paragraph" style:parent-style-name="Table">
      <style:paragraph-properties style:snap-to-layout-grid="false"/>
    </style:style>
    <style:style style:name="P5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P6" style:family="paragraph" style:parent-style-name="Table">
      <style:paragraph-properties fo:text-align="center" style:justify-single-word="false"/>
    </style:style>
    <style:style style:name="P7" style:family="paragraph" style:parent-style-name="Table">
      <style:paragraph-properties style:snap-to-layout-grid="false"/>
      <style:text-properties fo:language="en" fo:country="US"/>
    </style:style>
    <style:style style:name="P8" style:family="paragraph" style:parent-style-name="Table">
      <style:paragraph-properties style:snap-to-layout-grid="false"/>
      <style:text-properties style:use-window-font-color="true"/>
    </style:style>
    <style:style style:name="P9" style:family="paragraph" style:parent-style-name="Table">
      <style:paragraph-properties style:snap-to-layout-grid="false"/>
      <style:text-properties style:use-window-font-color="true" fo:language="en" fo:country="US"/>
    </style:style>
    <style:style style:name="P10" style:family="paragraph" style:parent-style-name="Header">
      <style:text-properties fo:language="en" fo:country="US"/>
    </style:style>
    <style:style style:name="P11" style:family="paragraph" style:parent-style-name="Standard">
      <style:paragraph-properties fo:orphans="2" fo:widows="2" style:writing-mode="lr-tb"/>
      <style:text-properties fo:font-style="normal" style:font-style-asian="normal" style:font-style-complex="normal"/>
    </style:style>
    <style:style style:name="P1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>
        <style:tab-stops>
          <style:tab-stop style:position="1.27cm"/>
          <style:tab-stop style:position="16.482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color="#3366ff" fo:font-size="28pt" fo:font-weight="bold" style:font-size-asian="28pt" style:font-weight-asian="bold" style:font-size-complex="28pt" style:font-weight-complex="bold"/>
    </style:style>
    <style:style style:name="P16" style:family="paragraph" style:parent-style-name="Standard">
      <style:text-properties fo:background-color="transparent"/>
    </style:style>
    <style:style style:name="P17" style:family="paragraph" style:parent-style-name="Standard">
      <style:text-properties fo:font-style="italic" fo:font-weight="bold" fo:background-color="transparent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normal" style:font-style-asian="normal" style:font-style-complex="normal"/>
    </style:style>
    <style:style style:name="P20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2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5" style:family="paragraph" style:parent-style-name="Standard" style:list-style-name="L1"/>
    <style:style style:name="P26" style:family="paragraph" style:parent-style-name="Standard">
      <style:text-properties fo:font-style="normal" style:font-style-asian="normal" style:font-style-complex="normal"/>
    </style:style>
    <style:style style:name="P27" style:family="paragraph" style:parent-style-name="Standard" style:list-style-name="L2">
      <style:text-properties fo:font-style="normal" style:font-style-asian="normal" style:font-style-complex="normal"/>
    </style:style>
    <style:style style:name="P28" style:family="paragraph" style:parent-style-name="Standard">
      <style:text-properties fo:font-style="normal" fo:background-color="transparent" style:font-style-asian="normal" style:font-style-complex="normal"/>
    </style:style>
    <style:style style:name="P29" style:family="paragraph" style:parent-style-name="Standard" style:list-style-name="L2">
      <style:text-properties fo:font-style="normal" fo:background-color="transparent" style:font-style-asian="normal" style:font-style-complex="normal"/>
    </style:style>
    <style:style style:name="P30" style:family="paragraph" style:parent-style-name="Standard" style:list-style-name="L3">
      <style:text-properties fo:font-style="normal" fo:background-color="transparent" style:font-style-asian="normal" style:font-style-complex="normal"/>
    </style:style>
    <style:style style:name="P31" style:family="paragraph" style:parent-style-name="Standard">
      <style:text-properties fo:background-color="transparent"/>
    </style:style>
    <style:style style:name="P32" style:family="paragraph" style:parent-style-name="Standard" style:list-style-name="L4"/>
    <style:style style:name="P33" style:family="paragraph" style:parent-style-name="Standard" style:list-style-name="L5"/>
    <style:style style:name="P34" style:family="paragraph" style:parent-style-name="Standard" style:list-style-name="L6"/>
    <style:style style:name="P35" style:family="paragraph" style:parent-style-name="Standard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36" style:family="paragraph" style:parent-style-name="Standard">
      <style:paragraph-properties fo:orphans="2" fo:widows="2" style:writing-mode="lr-tb"/>
    </style:style>
    <style:style style:name="P37" style:family="paragraph" style:parent-style-name="Standard">
      <style:paragraph-properties fo:orphans="2" fo:widows="2" style:writing-mode="lr-tb"/>
      <style:text-properties fo:font-style="normal" style:font-style-asian="normal" style:font-style-complex="normal"/>
    </style:style>
    <style:style style:name="P38" style:family="paragraph" style:parent-style-name="Heading_20_3">
      <style:text-properties fo:background-color="transparent"/>
    </style:style>
    <style:style style:name="P39" style:family="paragraph" style:parent-style-name="Heading_20_3">
      <style:text-properties style:font-size-complex="10pt"/>
    </style:style>
    <style:style style:name="P40" style:family="paragraph" style:parent-style-name="Heading_20_3">
      <style:paragraph-properties fo:orphans="2" fo:widows="2" style:writing-mode="lr-tb"/>
    </style:style>
    <style:style style:name="P41" style:family="paragraph" style:parent-style-name="Комментарий" style:list-style-name="WW8Num46"/>
    <style:style style:name="P42" style:family="paragraph" style:parent-style-name="Комментарий" style:list-style-name="WW8Num80"/>
    <style:style style:name="P43" style:family="paragraph" style:parent-style-name="Комментарий" style:list-style-name="WW8Num14"/>
    <style:style style:name="P44" style:family="paragraph" style:parent-style-name="Комментарий" style:list-style-name="WW8Num48"/>
    <style:style style:name="P45" style:family="paragraph" style:parent-style-name="Комментарий" style:list-style-name="WW8Num37"/>
    <style:style style:name="P46" style:family="paragraph"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size-complex="10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Wingdings"/>
    </style:style>
    <style:style style:name="T7" style:family="text">
      <style:text-properties fo:language="ru" fo:country="RU"/>
    </style:style>
    <style:style style:name="T8" style:family="text">
      <style:text-properties fo:background-color="#ffff00"/>
    </style:style>
    <style:style style:name="T9" style:family="text">
      <style:text-properties fo:background-color="transparent"/>
    </style:style>
    <style:style style:name="T10" style:family="text">
      <style:text-properties fo:font-style="normal" style:font-style-asian="normal" style:font-style-complex="normal"/>
    </style:style>
    <style:style style:name="T11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Heading_20_5"/>
          </table:table-cell>
        </table:table-row>
        <table:table-row table:style-name="Таблица1.2">
          <table:table-cell table:style-name="Таблица1.A1" office:value-type="string">
            <text:p text:style-name="Heading_20_5"/>
          </table:table-cell>
        </table:table-row>
        <table:table-row table:style-name="Таблица1.3">
          <table:table-cell table:style-name="Таблица1.A1" office:value-type="string">
            <text:p text:style-name="P15">BigSpace</text:p>
          </table:table-cell>
        </table:table-row>
        <table:table-row table:style-name="Таблица1.4">
          <table:table-cell table:style-name="Таблица1.A1" office:value-type="string">
            <text:p text:style-name="P12">Дизайн-документ</text:p>
            <text:p text:style-name="P13"/>
            <text:p text:style-name="P13"/>
            <text:p text:style-name="P13">Автор: Александр Гранин</text:p>
          </table:table-cell>
        </table:table-row>
      </table:table>
      <text:p text:style-name="P20">Содержание: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3"><text:a xlink:type="simple" xlink:href="#__RefHeading__20_113153493" text:style-name="Index_20_Link" text:visited-style-name="Index_20_Link">1. Введение<text:tab/>3</text:a></text:p>
          <text:p text:style-name="P23"><text:a xlink:type="simple" xlink:href="#__RefHeading__22_113153493" text:style-name="Index_20_Link" text:visited-style-name="Index_20_Link">2. Концепция<text:tab/>4</text:a></text:p>
          <text:p text:style-name="P22"><text:a xlink:type="simple" xlink:href="#__RefHeading__24_113153493" text:style-name="Index_20_Link" text:visited-style-name="Index_20_Link">2.1. Введение<text:tab/>4</text:a></text:p>
          <text:p text:style-name="P22"><text:a xlink:type="simple" xlink:href="#__RefHeading__26_113153493" text:style-name="Index_20_Link" text:visited-style-name="Index_20_Link">2.2. Платформа, жанр и аудитория<text:tab/>4</text:a></text:p>
          <text:p text:style-name="P22"><text:a xlink:type="simple" xlink:href="#__RefHeading__28_113153493" text:style-name="Index_20_Link" text:visited-style-name="Index_20_Link">2.3. Основные особенности игры<text:tab/>4</text:a></text:p>
          <text:p text:style-name="P22"><text:a xlink:type="simple" xlink:href="#__RefHeading__30_113153493" text:style-name="Index_20_Link" text:visited-style-name="Index_20_Link">2.4. Описание игры<text:tab/>5</text:a></text:p>
          <text:p text:style-name="P22"><text:a xlink:type="simple" xlink:href="#__RefHeading__32_113153493" text:style-name="Index_20_Link" text:visited-style-name="Index_20_Link">2.5. Предпосылки создания<text:tab/>5</text:a></text:p>
          <text:p text:style-name="P22"><text:a xlink:type="simple" xlink:href="#__RefHeading__34_113153493" text:style-name="Index_20_Link" text:visited-style-name="Index_20_Link">2.6. Платформа<text:tab/>5</text:a></text:p>
          <text:p text:style-name="P23"><text:a xlink:type="simple" xlink:href="#__RefHeading__36_113153493" text:style-name="Index_20_Link" text:visited-style-name="Index_20_Link">3. Функциональная спецификация<text:tab/>6</text:a></text:p>
          <text:p text:style-name="P22"><text:a xlink:type="simple" xlink:href="#__RefHeading__38_113153493" text:style-name="Index_20_Link" text:visited-style-name="Index_20_Link">3.1. Принципы игры <text:tab/>6</text:a></text:p>
          <text:p text:style-name="P24"><text:a xlink:type="simple" xlink:href="#__RefHeading__40_113153493" text:style-name="Index_20_Link" text:visited-style-name="Index_20_Link">3.1.1. Задачи игрока<text:tab/>6</text:a></text:p>
          <text:p text:style-name="P24"><text:a xlink:type="simple" xlink:href="#__RefHeading__1059_1709361289" text:style-name="Index_20_Link" text:visited-style-name="Index_20_Link">3.1.2. Суть игрового процесса<text:tab/>7</text:a></text:p>
          <text:p text:style-name="P24"><text:a xlink:type="simple" xlink:href="#__RefHeading__42_113153493" text:style-name="Index_20_Link" text:visited-style-name="Index_20_Link">3.1.3. Ход игры и сюжет<text:tab/>7</text:a></text:p>
          <text:p text:style-name="P22"><text:a xlink:type="simple" xlink:href="#__RefHeading__44_113153493" text:style-name="Index_20_Link" text:visited-style-name="Index_20_Link">3.2. Физическая модель<text:tab/>7</text:a></text:p>
          <text:p text:style-name="P24"><text:a xlink:type="simple" xlink:href="#__RefHeading__1061_1709361289" text:style-name="Index_20_Link" text:visited-style-name="Index_20_Link">3.2.1. Описание мира<text:tab/>7</text:a></text:p>
          <text:p text:style-name="P24"><text:a xlink:type="simple" xlink:href="#__RefHeading__1063_1709361289" text:style-name="Index_20_Link" text:visited-style-name="Index_20_Link">3.2.2. Игровая инфраструктура: концепции<text:tab/>8</text:a></text:p>
          <text:p text:style-name="P24"><text:a xlink:type="simple" xlink:href="#__RefHeading__1065_1709361289" text:style-name="Index_20_Link" text:visited-style-name="Index_20_Link">3.2.3. Игровая механика: Энергия<text:tab/>9</text:a></text:p>
          <text:p text:style-name="P24"><text:a xlink:type="simple" xlink:href="#__RefHeading__1067_1709361289" text:style-name="Index_20_Link" text:visited-style-name="Index_20_Link">3.2.4. Игровая механика: Время<text:tab/>9</text:a></text:p>
          <text:p text:style-name="P24"><text:a xlink:type="simple" xlink:href="#__RefHeading__1069_1709361289" text:style-name="Index_20_Link" text:visited-style-name="Index_20_Link">3.2.5. Игровая механика: Время<text:tab/>10</text:a></text:p>
          <text:p text:style-name="P22"><text:a xlink:type="simple" xlink:href="#__RefHeading__46_113153493" text:style-name="Index_20_Link" text:visited-style-name="Index_20_Link">3.3. Персонаж игрока<text:tab/>11</text:a></text:p>
          <text:p text:style-name="P22"><text:a xlink:type="simple" xlink:href="#__RefHeading__48_113153493" text:style-name="Index_20_Link" text:visited-style-name="Index_20_Link">3.4. Элементы игры<text:tab/>11</text:a></text:p>
          <text:p text:style-name="P22"><text:a xlink:type="simple" xlink:href="#__RefHeading__50_113153493" text:style-name="Index_20_Link" text:visited-style-name="Index_20_Link">3.5. «Искусственный интеллект»<text:tab/>11</text:a></text:p>
          <text:p text:style-name="P22"><text:a xlink:type="simple" xlink:href="#__RefHeading__52_113153493" text:style-name="Index_20_Link" text:visited-style-name="Index_20_Link">3.6. Многопользовательский режим<text:tab/>11</text:a></text:p>
          <text:p text:style-name="P22"><text:a xlink:type="simple" xlink:href="#__RefHeading__54_113153493" text:style-name="Index_20_Link" text:visited-style-name="Index_20_Link">3.7. Интерфейс пользователя <text:tab/>11</text:a></text:p>
          <text:p text:style-name="P24"><text:a xlink:type="simple" xlink:href="#__RefHeading__56_113153493" text:style-name="Index_20_Link" text:visited-style-name="Index_20_Link">3.7.1. Блок-схема<text:tab/>11</text:a></text:p>
          <text:p text:style-name="P24"><text:a xlink:type="simple" xlink:href="#__RefHeading__58_113153493" text:style-name="Index_20_Link" text:visited-style-name="Index_20_Link">3.7.2. Функциональное описание и управление<text:tab/>12</text:a></text:p>
          <text:p text:style-name="P24"><text:a xlink:type="simple" xlink:href="#__RefHeading__60_113153493" text:style-name="Index_20_Link" text:visited-style-name="Index_20_Link">3.7.3. Объекты интерфейса пользователя<text:tab/>12</text:a></text:p>
          <text:p text:style-name="P22"><text:a xlink:type="simple" xlink:href="#__RefHeading__62_113153493" text:style-name="Index_20_Link" text:visited-style-name="Index_20_Link">3.8. Графика и видео<text:tab/>12</text:a></text:p>
          <text:p text:style-name="P24"><text:a xlink:type="simple" xlink:href="#__RefHeading__64_113153493" text:style-name="Index_20_Link" text:visited-style-name="Index_20_Link">3.8.1. Общее описание<text:tab/>12</text:a></text:p>
          <text:p text:style-name="P24"><text:a xlink:type="simple" xlink:href="#__RefHeading__66_113153493" text:style-name="Index_20_Link" text:visited-style-name="Index_20_Link">3.8.2. Двумерная графика и анимация<text:tab/>12</text:a></text:p>
          <text:p text:style-name="P24"><text:a xlink:type="simple" xlink:href="#__RefHeading__68_113153493" text:style-name="Index_20_Link" text:visited-style-name="Index_20_Link">3.8.3. Трехмерная графика и анимация<text:tab/>12</text:a></text:p>
          <text:p text:style-name="P24"><text:a xlink:type="simple" xlink:href="#__RefHeading__70_113153493" text:style-name="Index_20_Link" text:visited-style-name="Index_20_Link">3.8.4. Анимационные вставки<text:tab/>12</text:a></text:p>
          <text:p text:style-name="P22"><text:a xlink:type="simple" xlink:href="#__RefHeading__72_113153493" text:style-name="Index_20_Link" text:visited-style-name="Index_20_Link">3.9. Звуки и музыка <text:tab/>13</text:a></text:p>
          <text:p text:style-name="P24"><text:a xlink:type="simple" xlink:href="#__RefHeading__74_113153493" text:style-name="Index_20_Link" text:visited-style-name="Index_20_Link">3.9.1. Общее описание<text:tab/>13</text:a></text:p>
          <text:p text:style-name="P24"><text:a xlink:type="simple" xlink:href="#__RefHeading__76_113153493" text:style-name="Index_20_Link" text:visited-style-name="Index_20_Link">3.9.2. Звук и звуковые эффекты<text:tab/>13</text:a></text:p>
          <text:p text:style-name="P24"><text:a xlink:type="simple" xlink:href="#__RefHeading__78_113153493" text:style-name="Index_20_Link" text:visited-style-name="Index_20_Link">3.9.3. Музыка<text:tab/>13</text:a></text:p>
          <text:p text:style-name="P22"><text:a xlink:type="simple" xlink:href="#__RefHeading__80_113153493" text:style-name="Index_20_Link" text:visited-style-name="Index_20_Link">3.10. Описание уровней<text:tab/>13</text:a></text:p>
          <text:p text:style-name="P24"><text:a xlink:type="simple" xlink:href="#__RefHeading__82_113153493" text:style-name="Index_20_Link" text:visited-style-name="Index_20_Link">3.10.1. Общее описание дизайна уровней<text:tab/>13</text:a></text:p>
          <text:p text:style-name="P24"><text:a xlink:type="simple" xlink:href="#__RefHeading__84_113153493" text:style-name="Index_20_Link" text:visited-style-name="Index_20_Link">3.10.2. Диаграмма взаимного расположения уровней<text:tab/>13</text:a></text:p>
          <text:p text:style-name="P24"><text:a xlink:type="simple" xlink:href="#__RefHeading__86_113153493" text:style-name="Index_20_Link" text:visited-style-name="Index_20_Link">3.10.3. График введения новых объектов<text:tab/>13</text:a></text:p>
          <text:p text:style-name="P23"><text:a xlink:type="simple" xlink:href="#__RefHeading__88_113153493" text:style-name="Index_20_Link" text:visited-style-name="Index_20_Link">4. Контакты<text:tab/>15</text:a></text:p>
        </text:index-body>
      </text:table-of-content>
      <text:p text:style-name="P14"/>
      <text:p text:style-name="Standard"/>
      <text:h text:style-name="Heading_20_1" text:outline-level="1"><text:bookmark-start text:name="_Ref46212530"/><text:bookmark-start text:name="__RefHeading__20_113153493"/>Введение<text:bookmark-end text:name="_Ref46212530"/><text:bookmark-end text:name="__RefHeading__20_113153493"/></text:h>
      <text:p text:style-name="Комментарий">Приведите в этом разделе информацию, необходимую перед прочтением данного документа:</text:p>
      <text:list xml:id="list459367018" text:style-name="WW8Num46">
        <text:list-item>
          <text:p text:style-name="P41">Комментарии по организации содержимого документа</text:p>
        </text:list-item>
        <text:list-item>
          <text:p text:style-name="P41">Ссылки на и используемые материалы, копирайты и прочее</text:p>
        </text:list-item>
        <text:list-item>
          <text:p text:style-name="P41">История изменений документа</text:p>
        </text:list-item>
        <text:list-item>
          <text:p text:style-name="P41">Список авторов</text:p>
        </text:list-item>
        <text:list-item>
          <text:p text:style-name="P41">Условные обозначения, сокращения и другие соглашения</text:p>
        </text:list-item>
        <text:list-item>
          <text:p text:style-name="P41">Любые сведения, которые необходимы для прочтения документа </text:p>
        </text:list-item>
      </text:list>
      <text:h text:style-name="Heading_20_1" text:outline-level="1"><text:bookmark-start text:name="_Ref46203453"/><text:bookmark-start text:name="__RefHeading__22_113153493"/>Концепция<text:bookmark-end text:name="_Ref46203453"/><text:bookmark-end text:name="__RefHeading__22_113153493"/></text:h>
      <text:p text:style-name="Комментарий"/>
      <text:h text:style-name="Heading_20_2" text:outline-level="2"><text:bookmark-start text:name="__RefHeading__24_113153493"/>Введение<text:bookmark-end text:name="__RefHeading__24_113153493"/></text:h>
      <text:p text:style-name="Standard">Выполняя плановую работу по обслуживанию околоземной космической станции, борт-инженер, чье имя не раскрывается, вышел в открытый космос. Работа проходила в штатном режиме 29 минут из запланированных 40. 10 последних минут были резервными, но космонавт успешно справился с работой и без них, - осталось только вернуться на борт. Однако ровно через 30 минут (с точностью до секунды) после выхода в открытый космос неподалеку от космической станции появляется аномалия в видимом положении звезд, и на долю мгновения космонавт попадает в нее. Он лишается материального тела и в виде чистой энергии оказывается на борту неизвестного космического корабля, далеко от Солнечной системы по расстоянию и по времени. <text:span text:style-name="T7">Теперь он один-на-один с большим </text:span>космосом...</text:p>
      <text:h text:style-name="Heading_20_2" text:outline-level="2"><text:bookmark-start text:name="__RefHeading__26_113153493"/>Платформа, жанр и аудитория<text:bookmark-end text:name="__RefHeading__26_113153493"/></text:h>
      <text:p text:style-name="Standard">BigSpace — научно-фантастическая игра с видом от первого лица. Жанр — смешанный: трехмерный космический симулятор с элементами Explore, конструктора, стратегии реального времени <text:span text:style-name="T3">(RTS)</text:span> и программирования. Платформа — PC.</text:p>
      <text:p text:style-name="Standard">Игра ориентирована на узкую аудиторию. Наиболее интересна будет людям, стремящимся познать космос, и способным использовать программистскую часть игры. В игре присутствуют нестандартные концепции и, как следствие, особенный геймплей.</text:p>
      <text:p text:style-name="Standard">Программируемые элементы игры являются существенной, но не обязательной частью геймплея. Алгоритмы и программы могут быть написаны игроком и/или приобретены иными способами: как в самой игре, так и за ее пределами. Для тех, кому недоступно ни то, ни другое, игра остается полноценной, хотя и не оптимальной.</text:p>
      <text:p text:style-name="Standard">Игра не содержит запрещающего контента. Минимальный возраст игрока — 14 лет.</text:p>
      <text:p text:style-name="Standard">Игра не использует торговые марки или другую собственность, подлежащую лицензированию. (<text:span text:style-name="T8">TBD</text:span>)</text:p>
      <text:h text:style-name="Heading_20_2" text:outline-level="2"><text:bookmark-start text:name="__RefHeading__28_113153493"/>Основные особенности игры<text:bookmark-end text:name="__RefHeading__28_113153493"/></text:h>
      <text:p text:style-name="Standard">Ключевые особенности (<text:span text:style-name="T3">USP</text:span> – <text:span text:style-name="T3">unique</text:span> <text:span text:style-name="T3">selling</text:span> <text:span text:style-name="T3">points</text:span>):</text:p>
      <text:list xml:id="list1995317153" text:style-name="L1">
        <text:list-item>
          <text:p text:style-name="P25">Мистерия, романтика и ощущение огромного космического пространства. Атмосферность игры — одна из главных особенностей.</text:p>
        </text:list-item>
        <text:list-item>
          <text:p text:style-name="P25">Изменяемые алгоритмы, управляющие игровыми объектами.</text:p>
        </text:list-item>
        <text:list-item>
          <text:p text:style-name="P25">Время как важная концепция. Путешествие во времени по особым законам.</text:p>
        </text:list-item>
        <text:list-item>
          <text:p text:style-name="P25">Процедурная генерация мира.</text:p>
        </text:list-item>
        <text:list-item>
          <text:p text:style-name="P25">Правдоподобная физическая модель космоса + логически обоснованная фантастическая модель космоса.</text:p>
        </text:list-item>
        <text:list-item>
          <text:p text:style-name="P25">Разнообразные фантастические объекты космоса, обусловленные фантастической моделью.</text:p>
        </text:list-item>
        <text:list-item>
          <text:p text:style-name="P25">Продуманный, логически обоснованный сюжет, завязанный на фантастическую и реальную модель космоса.</text:p>
        </text:list-item>
        <text:list-item>
          <text:p text:style-name="P25">Свобода действий, не требующая следования сюжету.</text:p>
        </text:list-item>
        <text:list-item>
          <text:p text:style-name="P25"><text:soft-page-break/>Полноцветные космические пейзажи, как реальные, так и построенные на основе фантастической модели космоса.</text:p>
        </text:list-item>
        <text:list-item>
          <text:p text:style-name="P25">Противник с необычной психологией.</text:p>
        </text:list-item>
        <text:list-item>
          <text:p text:style-name="P25">Особый геймплей.</text:p>
        </text:list-item>
      </text:list>
      <text:p text:style-name="P21">Игра пригодна для издания на западном рынке.</text:p>
      <text:p text:style-name="Standard">Примерный объем игры — 100 часов. (<text:span text:style-name="T8">TBD</text:span>)</text:p>
      <text:h text:style-name="Heading_20_2" text:outline-level="2"><text:bookmark-start text:name="__RefHeading__30_113153493"/>Описание игры<text:bookmark-end text:name="__RefHeading__30_113153493"/></text:h>
      <text:p text:style-name="Комментарий">Основной раздел концепции игры. Здесь необходимо донести саму суть игры с точки зрения игрока. У читателя должно сложиться представление о том, какого рода эта игра и как будут выглядеть действия игрока.</text:p>
      <text:h text:style-name="Heading_20_2" text:outline-level="2"><text:bookmark-start text:name="__RefHeading__32_113153493"/>Предпосылки создания<text:bookmark-end text:name="__RefHeading__32_113153493"/></text:h>
      <text:p text:style-name="Комментарий">Обоснование того, что эта игра имеет «право на жизнь». Укажите кратко: </text:p>
      <text:list xml:id="list722108658" text:continue-list="list459367018" text:style-name="WW8Num46">
        <text:list-item>
          <text:p text:style-name="P41">общие тенденции рынка в этом направлении</text:p>
        </text:list-item>
        <text:list-item>
          <text:p text:style-name="P41">вопросы, связанные с лицензированием (если используется)</text:p>
        </text:list-item>
      </text:list>
      <text:h text:style-name="Heading_20_2" text:outline-level="2"><text:bookmark-start text:name="_Ref46138760"/><text:bookmark-start text:name="_Ref46138777"/><text:bookmark-start text:name="__RefHeading__34_113153493"/>Платформа<text:bookmark-end text:name="_Ref46138760"/><text:bookmark-end text:name="_Ref46138777"/><text:bookmark-end text:name="__RefHeading__34_113153493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Table">Требования</text:p>
          </table:table-cell>
          <table:table-cell table:style-name="Таблица2.A1" office:value-type="string">
            <text:p text:style-name="Шапка_20_таблицы">Минимальные</text:p>
          </table:table-cell>
          <table:table-cell table:style-name="Таблица2.C1" office:value-type="string">
            <text:p text:style-name="Шапка_20_таблицы">Рекомендуемые</text:p>
          </table:table-cell>
        </table:table-row>
        <table:table-row table:style-name="Таблица2.1">
          <table:table-cell table:style-name="Таблица2.A1" office:value-type="string">
            <text:p text:style-name="Table">Операционная система</text:p>
          </table:table-cell>
          <table:table-cell table:style-name="Таблица2.A1" office:value-type="string">
            <text:p text:style-name="P4"><text:span text:style-name="Strong_20_Emphasis"><text:span text:style-name="T5">MS Windows XP / 7</text:span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  <table:table-row table:style-name="Таблица2.3">
          <table:table-cell table:style-name="Таблица2.A1" office:value-type="string">
            <text:p text:style-name="Table">Процессор</text:p>
          </table:table-cell>
          <table:table-cell table:style-name="Таблица2.A1" office:value-type="string">
            <text:p text:style-name="P8">Intel Core i7</text:p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ОЗУ</text:p>
          </table:table-cell>
          <table:table-cell table:style-name="Таблица2.A1" office:value-type="string">
            <text:p text:style-name="P8">8Gb</text:p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CD-ROM привод</text:p>
          </table:table-cell>
          <table:table-cell table:style-name="Таблица2.A1" office:value-type="string">
            <text:p text:style-name="P8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Свободное место на HDD</text:p>
          </table:table-cell>
          <table:table-cell table:style-name="Таблица2.A1" office:value-type="string">
            <text:p text:style-name="P9">16Gb игра + 16Gb игровые данные</text:p>
          </table:table-cell>
          <table:table-cell table:style-name="Таблица2.C1" office:value-type="string">
            <text:p text:style-name="P4"><text:span text:style-name="Strong_20_Emphasis"><text:span text:style-name="T4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Видео карта</text:p>
          </table:table-cell>
          <table:table-cell table:style-name="Таблица2.A1" office:value-type="string">
            <text:p text:style-name="P4"><text:span text:style-name="Strong_20_Emphasis"><text:span text:style-name="T5">NVIDIA GeForce GT M240</text:span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Управление</text:p>
          </table:table-cell>
          <table:table-cell table:style-name="Таблица2.A1" office:value-type="string">
            <text:p text:style-name="P4"><text:span text:style-name="Strong_20_Emphasis"><text:span text:style-name="T5">Клавиатура, мышь</text:span></text:span></text:p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(<text:span text:style-name="T8">TBD: указаны шаблонные данные</text:span>.)</text:p>
          </table:table-cell>
          <table:table-cell table:style-name="Таблица2.A1" office:value-type="string">
            <text:p text:style-name="P4"><text:span text:style-name="Strong_20_Emphasis"><text:span text:style-name="T5"/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</table:table>
      <text:h text:style-name="Heading_20_1" text:outline-level="1"><text:bookmark-start text:name="_Ref46203462"/><text:bookmark-start text:name="__RefHeading__36_113153493"/>Функциональная спецификация<text:bookmark-end text:name="_Ref46203462"/><text:bookmark-end text:name="__RefHeading__36_113153493"/></text:h>
      <text:p text:style-name="Комментарий">Функциональная спецификация – основное описание игры с точки зрения игрока. Именно здесь раскрываются все возможности игры. Избегайте технических деталей или выкладок с точки зрения разработчика. Содержание данного раздела рассматривается как предстоящий объем разработки – по умолчанию принимается, что все возможности, изложенные здесь, будут реализованы, а то, что не упоминается – нет.</text:p>
      <text:p text:style-name="Комментарий">Объем может очень существенно отличаться по жанрам, качеству проработке и т.д., но вместить изложение всех игровых вопросов в 20 страниц вряд ли реально.</text:p>
      <text:h text:style-name="Heading_20_2" text:outline-level="2"><text:bookmark-start text:name="__RefHeading__38_113153493"/>Принципы игры<text:bookmark-end text:name="__RefHeading__38_113153493"/></text:h>
      <text:h text:style-name="Heading_20_3" text:outline-level="3"><text:bookmark-start text:name="__RefHeading__40_113153493"/>Задачи игрока<text:bookmark-end text:name="__RefHeading__40_113153493"/></text:h>
      <text:p text:style-name="Standard">Игроку предлагается изучать космос, путешествуя по нему на космических кораблях и развивая инфраструктуру, необходимую для этого. По сюжету игра начинается с того, что игрок попадает на свой первый корабль. Корабль представляет собой космическую фабрику, исследовательский инструмент, центр управления инфраструктурой и средство перемещения в пространстве-времени. Все функции корабля доступны сразу же, никаких ограничений нет; но неопытный игрок о них не знает и не умеет ими пользоваться. Его первой большой задачей станет изучение возможностей корабля.</text:p>
      <text:p text:style-name="Standard">Через некоторое время после старта игрок повстречается с инопланетным разумом. Будет показано, что пришелец делает нечто с пространством-временем. Контакта он всячески избегает и быстро удаляется в глубокий космос, но его действия вызывают череду событий. Пришелец, ведомый неизвестной целью, создает особые точки - «гранулы». Гранулы изменяют свойства окружающего пространства-времени. В частности, материя разрушается при контакте с гранулами. Чем больше хаотически разбросанных гранул, тем глобальнее разрушения. Однако же при недостатке гранул проявляется обратный эффект: рождается неконтролируемое количество пространства-времени, что приводит к образованию различных физических аномалий. Гранулы являются инвариантами в пространстве-времени и обладают особыми свойствами, которые игрок должен изучить и как-то использовать. В некоторый момент станет ясно, что если не противостоять пришельцу, то хаотично созданные гранулы могут привести к разрушению галактики. Изучение пришельца и противостояние ему — это следующая большая задача игрока.</text:p>
      <text:p text:style-name="Standard">Вскоре игрок поймет, что существует некий процесс, охватывающий весь корабль. Этот процесс влияет на его состояние, и чем дольше он длится, тем сильнее влияние. В определенный момент корабль выходит из строя и разрушается. Этот процесс, называемый временной энтропией, - есть следствие того, что корабль переместился во времени назад, в прошлое. При некоторых условиях энтропия способна разрушить тело-носитель, а также возможны другие опасные последствия. Энтропия является обратной связью и одним из ограничений на путешествия во времени, она развивается по определенным законам, и с ней можно бороться. В задачах игрока теперь появилась новая: он должен как-то решить эту проблему, чтобы не остаться без корабля в открытом космосе.</text:p>
      <text:p text:style-name="Standard">Находясь в пределах одной области, игрок рано или поздно столкнется с ограничением на ресурсы. Тогда у него появится задача расширить ареал влияния, захватить новые области, развить новую инфраструктуру. Для этого будет нужно попасть в другую звездную систему, то есть, переместиться в пространстве. К путешествию, вообще говоря, принуждают внешние и внутренние факторы. Внутренние факторы зависят от игрока и могут им управляться: нехватка ресурсов, исследовательский интерес, следование сюжету. Внешние факторы игроку неподвластны: катаклизм, враг, или, например, программа полета, когда-то заложенная в корабль.</text:p>
      <text:h text:style-name="Heading_20_3" text:outline-level="3"><text:bookmark-start text:name="__RefHeading__1059_1709361289"/><text:soft-page-break/>Суть игрового процесса<text:bookmark-end text:name="__RefHeading__1059_1709361289"/></text:h>
      <text:p text:style-name="Standard">Для решения задач у игрока имеется ряд инструментов. Прежде всего это корабль, оснащенный различными механизмами. И хотя управление космическими кораблями в игре преимущественно непрямое, ручное управление в некоторых случаях возможно. Например, можно отключить автопилот и «рулить» кораблем самостоятельно. Для игрока важнее научиться использовать механизмы, чтобы они делали что-то полезное. Механизмы управляются через компьютерный интерфейс корабля, находящийся в рубке в виде большого интерактивного иллюминатора-экрана. Также игрок может использовать пульт дистанционного управления, через который доступны некоторые функции. Например, он может взять его с собой, выходя в открытый космос<text:note text:id="ftn1" text:note-class="footnote"><text:note-citation>1</text:note-citation><text:note-body><text:p text:style-name="Standard"><text:s text:c="3"/>Поскольку персонаж игрока уже не является человеком и <text:s/>состоит из тахионов, ему не нужен скафандр.</text:p></text:note-body></text:note>, чтобы не терять контроль над инфраструктурой.</text:p>
      <text:p text:style-name="P19">Инфраструктуру игрок должен развивать значительную часть времени. Космические объекты создаются в три этапа: проектирование, производство, активация. Объекты производятся на фабриках или строительными роботами по подготовленным ранее эскизам. В памяти корабля имеются уже готовые эскизы различных систем, но также игрок может создавать свои, программируя и комбинируя элементы. Во время активации объект становится реальным единым объектом, а не просто набором из частей. До момента активации считается, что объект еще не существует<text:note text:id="ftn2" text:note-class="footnote"><text:note-citation>2</text:note-citation><text:note-body><text:p text:style-name="Footnote">Это нужно для закрытых схем путешествия во времени.</text:p></text:note-body></text:note>. После активации объект можно устанавливать в систему или использовать по прямому назначению.</text:p>
      <text:p text:style-name="Standard"><text:span text:style-name="T10">Все объекты инфраструктуры потребляют энергию, которую необходимо добывать. Есть два способа добычи: с помощью энергостанций (активный) и накопление (пассивный). Есть три способа транспортировки энергии: непрерывные каналы («провода»), пересылка энергоблоков с помощью трансмиттера и трансляторы, специально для этого предназначенные. Трансмиттер и транслятор тратят энергию на пересылку, причем на объем потребления влияет расстояние, время, объем пересылки, а также внешние факторы. Очевидно, имеется предел с</text:span>уммы факторов, после которого пересылать информацию становится нерентабельно. Например: станция вырабатывает конечное количество энергии, часть из которой нужно переслать, но остатка не хватает на работу транслятора. В этом случае имеет смысл построить хранилище, куда накапливать энергию и отправлять порциями по готовности. Также можно улучшить алгоритм архивирования информации.</text:p>
      <text:p text:style-name="P19">Изначально все алгоритмы простые, малоэффективные. Игрок может их изменять для достижения большей эффективности. Некоторые алгоритмы могут быть получены в ходе игры, например, вместе с трофейными объектами. Какие-то алгоритмы могут быть даны сразу же в нескольких версиях, но доступ к следующей версии открывается по наступлению определенных событий. Есть алгоритмы универсальные, а есть специфические, применимые лишь для определенного объекта. Несмотря на то, что более эффективные алгоритмы позволяют играть лучше, игрок может об этом и не заботиться: базовых алгоритмов всегда достаточно, чтобы пройти игру.</text:p>
      <text:p text:style-name="Standard">В путешествии по космосу игрок будет преодолевать большие расстояния как внутри звездных систем, так и за их пределами. Масштабы космоса, объектов, расстояния до объектов показываются через сравнение, методом перспективы, специальными интерфейсами, накладываемыми на изображение космоса в иллюминаторе, масштабированными направляющими. <text:span text:style-name="T10">(dd-DistanceVisualization01.png) Направляясь к какому-либо объекту, игрок должен четко представлять, какое расстояние нужно для этого преодолеть и сколько энергии потратить. Оценка потребляемой энергии важна, так как энергостанции могут быть далеко, а запасы — не бесконечны, и можно оказаться без ресурсов в глубоком космосе. Но даже если такое случилось, это не </text:span><text:soft-page-break/><text:span text:style-name="T10">тупик. На любом корабле обязательно должно быть хранилище, способное пополняться пассивным образом. Если же приходящей энергии недостаточно для достижения ближайшей базы, можно отправить корабль по курсу к базе и изменить субъективное ощущение времени. Тогда корабль будет лететь по инерции, а события в игре будут происходить быстрее, и, возможно, игрок где-нибудь опоздает, но зато за конечное реальное время он таки доберется до базы.</text:span></text:p>
      <text:p text:style-name="P19">Перелеты делятся на ближние, дальние и сверхдальние. Ближние применяются при подлете к базам и другим объектам, для точного наведения и аккуратной стыковки. Дальние используются в пределах нескольких астрономических единиц, то есть, на уровне звездных систем. Сверхдальние полеты нужны для межзвездных путешествий, хотя максимальная скорость, развиваемая кораблем, не превышает скорость света, к тому же начинают действовать релятивистские эффекты. Но игрок может изменить субъективное ощущение времени, чтобы за реальное время добраться до пункта назначения. Ближние перелеты используют синюю энергию, дальние — синюю и зеленую, сверхдальние — все три вида энергии.</text:p>
      <text:p text:style-name="Standard">(<text:span text:style-name="T8">TBD: Строительные роботы. Исследовать.</text:span>)</text:p>
      <text:p text:style-name="P19">(<text:span text:style-name="T8">TBD: перелеты. Использование энергии</text:span>)</text:p>
      <text:h text:style-name="Heading_20_3" text:outline-level="3"><text:bookmark-start text:name="__RefHeading__42_113153493"/>Ход игры и с<text:bookmark-start text:name="_Ref46138734"/>южет<text:bookmark-end text:name="__RefHeading__42_113153493"/><text:bookmark-end text:name="_Ref46138734"/></text:h>
      <text:p text:style-name="Standard">Игра начинается с ролика, в котором космонавт возвращается на борт космической станции после успешных работ в открытом космосе. Работы по плану должны длиться 40 минут, но космонавт справляется за 28. Неспешно он покидает рабочую площадку с темной стороны станции и движется к люку. Часы фиксируют 30-ю минуту, и в этот момент с точностью до секунды недалеко от станции проявляется аномалия пространства-времени. Космонавт попадает в облако аномалии, которое лишает его материального тела и перекидывает на чужой корабль неизвестного происхождения. С этого момента начинается игра.</text:p>
      <text:p text:style-name="Standard">С самого начала игрок предоставляется самому себе, теперь он волен решать, что делать дальше, ему предоставляется полная свобода перемещения по кораблю и взаимодействию с ним. Но покамест он об этом не знает. Он оказывается в устройстве, которое служит для захвата небольших энергетических объектов окружающего пространства. Он выбирается из помещения и попадает в коммуникационные коридоры корабля. Следуя интуитивному маршруту, он находит рубку корабля — большое помещение с двумя огромными сферическими стенами. В фокусе одной из них находится площадка с интерфейсом управления, имеющим минимум элементов. Игрок по трапу попадает на площадку и видит пульт управления. Определенное действие (нажатие рычага, кнопки или простое прикосновение) включает пульт. Сферическая стена оживает и раздвигается, - перед игроком открывается огромный космос, видимый через иллюминатор. На иллюминаторе может быть отображен интерактивный интерфейс бортового компьютера. Игрок может отдавать команды, вводить данные, показывать и скрывать области, совершать иные многочисленные действия, влияющие на игровой процесс. В частности, можно управлять системами корабля, и направить его в космический полет.</text:p>
      <text:p text:style-name="Standard">(<text:span text:style-name="T8">TBD: сюжет — выделить главное, а остальное перенести в документ сюжета.</text:span>)</text:p>
      <text:p text:style-name="Standard">(<text:span text:style-name="T8">TBD: геймплей. Очень тщательно проработать, в том числе и на бумаге. Создать игровые прототипы.</text:span>)</text:p>
      <text:p text:style-name="Standard"/>
      <text:p text:style-name="Комментарий">В этом разделе раскройте, как приведенные в предыдущем разделе игровые действия будут использоваться игроком. Опишите типичный «сеанс» игры.</text:p>
      <text:p text:style-name="Комментарий">Или здесь или в отдельном разделе приведите сюжет игры и (или) историю игровой вселенной.</text:p>
      <text:h text:style-name="Heading_20_2" text:outline-level="2"><text:bookmark-start text:name="_Ref46138253"/><text:bookmark-start text:name="_Ref46138307"/><text:bookmark-start text:name="_Ref46138349"/><text:bookmark-start text:name="_Ref46138365"/><text:bookmark-start text:name="__RefHeading__44_113153493"/><text:soft-page-break/>Физическая модель<text:bookmark-end text:name="__RefHeading__44_113153493"/></text:h>
      <text:h text:style-name="Heading_20_3" text:outline-level="3"><text:bookmark-start text:name="__RefHeading__1061_1709361289"/>Описание мира<text:bookmark-end text:name="__RefHeading__1061_1709361289"/></text:h>
      <text:p text:style-name="Standard">Мир представляет собой огромное пространство, образованное галактикой «Млечный путь» и прилегающими областями. Он наполнен традиционными космическими объектами: звездами, планетами, астероидами, черными дырами, туманностями, кометами, нейтронными звездами и другими. Их модель близка к реальной: имеется гравитация, излучение. Мир развивается во времени: планеты и спутники вращаются вокруг звезд, кометы путешествуют по пространству звездных систем, черные дыры притягивают и разрушают вещество, туманности расползаются, и так далее.</text:p>
      <text:p text:style-name="Standard">Кроме обычной материи в мире существует фантастическая, образованная особыми частицами — тахионами<text:note text:id="ftn3" text:note-class="footnote"><text:note-citation>3</text:note-citation><text:note-body><text:p text:style-name="Footnote">Тахионы в игре имеют некоторые сходные черты с тахионами из реальных концепций (см. статьи на Википедии «Сверхсветовое движение: сверхсветовые частицы», «Тахион»), но не являются точной копией. Многие свойства игровых тахионов вымышлены.</text:p></text:note-body></text:note>. Из них состоят все важные игровые объекты: персонаж игрока, корабль, инфраструктура, материальное воплощение инопланетного разума. Существуют гранулы — особые точки пространства, каждая из которых как-то взаимодействует с обычным веществом, а также генерирует космические аномалии по сложному алгоритму. Аномалии возникают не только из-за влияния гранул, но и при прочих условиях. Это области, в которых законы мира искажаются, что влияет на игровую ситуацию в целом. Например, есть анизотропные области, есть непроходимые, когда летишь в одном направлении, но не сдвигаешься с места, есть частично проходимые, есть опасные, прочие.</text:p>
      <text:p text:style-name="Standard">Мир генерируется процедурным образом в соответствии с известными данными по космосу, содержащимися в астрономических каталогах. Детализация мира крайне высока, вплоть до десятиметровых астероидов.</text:p>
      <text:p text:style-name="Standard">Излучение от объектов проходит реальное расстояние, прежде чем попасть в сенсоры устройств. Информация переносится со скоростью света. Таким образом, видимый мир всегда отличается от реального.</text:p>
      <text:p text:style-name="P21">Есть идея генерировать достаточно случайный мир, принимая за энтропию информацию из меняющегося Интернета. Однако пока не ясно, будет ли данный подход полезен.</text:p>
      <text:p text:style-name="Standard">(<text:span text:style-name="T8">TBD: перенос информации со скоростью света и несоответствие видимого расположения звезд реальному. Нужно ли? Что позволит? Какие ограничения? Как впишется в остальные концепции? Обдумать. Сделать прототип.</text:span>)</text:p>
      <text:p text:style-name="Standard">(<text:span text:style-name="T8">TBD: детализация мира. Уточнить.</text:span>)</text:p>
      <text:p text:style-name="Standard">(<text:span text:style-name="T8">TBD: доделать описание мира.</text:span>)</text:p>
      <text:h text:style-name="Heading_20_3" text:outline-level="3"><text:bookmark-start text:name="__RefHeading__1063_1709361289"/>Игровая инфраструктура<text:bookmark-end text:name="__RefHeading__1063_1709361289"/></text:h>
      <text:p text:style-name="Standard">Игрок непосредственно взаимодействует с различными объектами, из них наиболее важны корабль и космические инфраструктурные сооружения. У каждого из этих объектов в основе лежат несколько видов элементов, сочетающихся по принципу конструктора. Их комбинаторика представляет собой материальный язык высокого уровня, присутствующий прямо в игре. Любые части корабля, собранные из элементов, функционируют согласно программам, воплощенным также в виде элементов, — то есть, не делается концептуальных различий между материей и взаимодействием.</text:p>
      <text:p text:style-name="Standard">Поначалу все алгоритмы первого корабля — базовые и примитивные, так как он отправлен в прошлое «налегке»<text:note text:id="ftn4" text:note-class="footnote"><text:note-citation>4</text:note-citation><text:note-body><text:p text:style-name="Footnote">Перемещение во времени имеет свою цену, и чем сложнее объект, тем выше риски и штрафы. Поэтому почти все объекты из будущего достаточно примитивны.</text:p></text:note-body></text:note>. Игрок может заменять старые неэффективные <text:soft-page-break/>алгоритмы, разрабатывая новые с помощью бортового компьютера<text:note text:id="ftn5" text:note-class="footnote"><text:note-citation>5</text:note-citation><text:note-body><text:p text:style-name="Footnote">Вероятно, бортовой компьютер настолько сложен, что представляет собой монолитный объект, который хоть и состоит из тех же элементов, но они «заморожены», и его структура игроку недоступна. Заморозка помогает компьютеру переместиться во времени без штрафов, но ценой становится неизменяемость замороженного объекта. Вероятно, для заморозки необходимо поместить объект в специальный элемент.</text:p></text:note-body></text:note>, что влияет на различные характеристики корабля и инфраструктурных сооружений. Например, можно увеличить разрешение сканера, дальность и объем пересылаемой трансмиттером информации, скорость накопления и преобразования энергии, устойчивость к внешним факторам... Программирование алгоритмов — одна из ключевых концепций игры, вносящая значительное разнообразие в геймплей. Что именно будет программировать и конструировать игрок, жестко не регламентируется; язык элементов обладает Тьюринг-полнотой, причем его материальное представление позволяет делать совершенно невероятные вещи даже тем, кто с программированием знаком только поверхностно. Игрок может строить целые заводы, города, вычислительные машины, огромные космические флоты, даже настоящие «Звезды Смерти» - в космосе полно места для любых фантазий. Концептуальных ограничений нет, внутриигровые ресурсы восполнимы, однако всегда есть неизбежные ограничения реального мира.</text:p>
      <text:p text:style-name="Standard">Главным игровым ресурсом служит энергия, которая бывает трех видов: синяя, зеленая, красная. <text:span text:style-name="T9"><text:s/>Э</text:span>нергия добывается из звезд с помощью энергостанций, а также <text:s/>медленно восполняется сама внутри хранилищ, которые улавливают реликтовое излучение.<text:span text:style-name="T9"> Энергия передается доставляется к потребителям по энергоканалам. Она может быть непосредственно передана через пространство между двумя трансляторами, либо можно отправить энергоблоки посредством трансмиттера. На передачу влияет окружающее пространство: если оно пусто, передача будет успешной, но если имеются какие-либо аномалии, препятствия и иные негативные эффекты, то в информации могут возникнуть искажения. Также важны расстояние и время, нужное для его преодоления. В общем случае передача ведется со скоростью света. </text:span></text:p>
      <text:p text:style-name="P16">Энергию можно конвертировать из одного вида в другой с некоторым КПД по определенному алгоритму с помощью преобразователя. Алгоритм может быть такой, что КПД получится более 100%, тогда вокруг преобразователя будут возникать аномалии, компенсирующие эту разницу в виду закона сохранения энергии.</text:p>
      <text:h text:style-name="P38" text:outline-level="3"><text:bookmark-start text:name="__RefHeading__1065_1709361289"/>Энергия<text:bookmark-end text:name="__RefHeading__1065_1709361289"/></text:h>
      <text:p text:style-name="P16">Энергия бывает трех видов: синяя (обычная), зеленая (ценная), красная (очень ценная).</text:p>
      <text:p text:style-name="P16">1 единица красной энергии = 10^3 единиц зеленой энергии = 10^5 единиц синей энергии.</text:p>
      <text:p text:style-name="P16">Энергия добывается активным и пассивным способом.</text:p>
      <text:list xml:id="list516219724" text:style-name="L2">
        <text:list-item>
          <text:p text:style-name="P27">Активный способ: энергостанции. Преобразуют энергию звезды в пригодный к использованию вид.</text:p>
        </text:list-item>
        <text:list-item>
          <text:p text:style-name="P29">Пассивный способ: накопление. Элементы, являющиеся носителями энергии в хранилище, с некоторой вероятностью могут получить единицу энергии из-за реликтового излучения и других видов излучений. Также имеется явление, по которому на количество новых единиц энергии влияет расположение уже заряженных элементов. Существуют условия, в которых пассивный способ бывает достаточно эффективен. Например, особые аномальные зоны или окрестности черной дыры. При этом может оказаться, что активный способ добычи недоступен, и накопление становится важным игровым элементом.</text:p>
        </text:list-item>
      </text:list>
      <text:p text:style-name="P28"><text:soft-page-break/>Затем энергия может быть транспортирована в хранилище или напрямую к энергопотребителям. Есть три способа.</text:p>
      <text:list xml:id="list1067830471" text:style-name="L3">
        <text:list-item>
          <text:p text:style-name="P30">Непрерывные каналы («провода»). Потребитель находится в одной цепи вместе с источником энергии, и количество энергии, которое он может получить, ограничивается лишь пропускной способностью канала.</text:p>
        </text:list-item>
        <text:list-item>
          <text:p text:style-name="P30">Пересылка энергоблоков с помощью трансмиттера.</text:p>
        </text:list-item>
        <text:list-item>
          <text:p text:style-name="P30">Трансляторы. Энергия пересылается между двумя трансляторами со скоростью света.</text:p>
        </text:list-item>
      </text:list>
      <text:p text:style-name="P28">Во втором и третьем случае энергия может быть передана на большие расстояния; она пересылается в сжатом виде, и на нее действуют те же законы, что и при пересылке обычной материи.</text:p>
      <text:p text:style-name="P28">(<text:span text:style-name="T8">TBD: энергия. Определить виды энергии более конкретно, расписать свойства, отличия, назначение, варианты использования, способы добычи, редкость, важность, доступность.</text:span>)</text:p>
      <text:p text:style-name="P16">(<text:span text:style-name="T8">TBD: соотношение энергий. Уточнить.</text:span>)</text:p>
      <text:p text:style-name="P16">(<text:span text:style-name="T8">TBD: использование энергии.</text:span>)</text:p>
      <text:p text:style-name="P16">(<text:span text:style-name="T8">TBD: хранение энергии. Хранилище и энергоблок.</text:span>)</text:p>
      <text:p text:style-name="P16">(<text:span text:style-name="T8">TBD: активная добыча энергии: диапазоны длин волн, интенсивность, ...</text:span>)</text:p>
      <text:p text:style-name="P16">(<text:span text:style-name="T8">TBD: пассивная добыча энергии. Законы влияния.</text:span>)</text:p>
      <text:p text:style-name="P16">(<text:span text:style-name="T8">TBD: преобразователь. Законы конвертации энергии.</text:span>)</text:p>
      <text:p text:style-name="P16">(<text:span text:style-name="T8">TBD: законы потребления энергии.</text:span>)</text:p>
      <text:p text:style-name="P16">(<text:span text:style-name="T8">TBD: конвертация одного вида энергии в другой.</text:span>)</text:p>
      <text:p text:style-name="P16">(<text:span text:style-name="T8">TBD: законы передачи энергии транслятором. Только ли со скоростью света? Или есть случаи, когда быстрее/медленнее скорости света?</text:span>)</text:p>
      <text:h text:style-name="Heading_20_3" text:outline-level="3"><text:span text:style-name="T9">Гранулы</text:span></text:h>
      <text:p text:style-name="P16">Гранулы делятся на три вида: плюс-гранулы, минус-гранулы и нуль-гранулы.</text:p>
      <text:p text:style-name="Standard"><text:span text:style-name="T9">Плюс-гранулы. Являются источником (</text:span><text:span text:style-name="T8">TBD: источником чего?</text:span><text:span text:style-name="T9">). Создаются в два этапа: установка якоря в настоящем времени и привязка гранулы в будущем.</text:span></text:p>
      <text:p text:style-name="Standard"><text:span text:style-name="T9">Минус-гранулы. Являются приемником (</text:span><text:span text:style-name="T8">TBD: приемником чего?</text:span><text:span text:style-name="T9">). Создаются также в два этапа: якорь в настоящем и привязка гранулы в прошлом.</text:span></text:p>
      <text:p text:style-name="P16">Нуль-гранулы нейтральны. Устанавливаются в любой момент без якорей.</text:p>
      <text:p text:style-name="P16">Для плюс- и минус- гранул неважно, насколько далеко в прошлом или будущем от них находится якорь. Это может быть и секунда, и месяц, и тысячелетие. Гранула становится вневременным объектом, а якорь остается в своем времени. Однажды получив знак, гранула его сменить не может. Если убрать в прошлом или будущем якорь, гранула становится нейтральной.</text:p>
      <text:p text:style-name="Standard"><text:span text:style-name="T9">Изначально во Вселенной существовали только реликтовые гранулы, - гранулы обоих знаков, организованные в гигантскую кристаллическую решетку («гвозди Вселенной»); их якори находятся в начале и в конце времен. (</text:span><text:span text:style-name="T8">TBD: шаг решетки.</text:span><text:span text:style-name="T9">) Но затем появился </text:span><text:span text:style-name="T9">пришелец, который сумел вмешаться в эту структуру. Пришелец частично разрушил и исказил решетку, а также создал беспорядочное множество гранул всех видов.</text:span></text:p>
      <text:p text:style-name="Standard"><text:span text:style-name="T9">(</text:span><text:span text:style-name="T8">TBD: Гранулы и аномалии.</text:span><text:span text:style-name="T9">)</text:span></text:p>
      <text:p text:style-name="Standard"><text:span text:style-name="T9">(</text:span><text:span text:style-name="T8">TBD</text:span><text:span text:style-name="T9">)</text:span></text:p>
      <text:h text:style-name="Heading_20_3" text:outline-level="3"><text:soft-page-break/><text:span text:style-name="T9">Аномалии космоса</text:span></text:h>
      <text:p text:style-name="Standard"><text:span text:style-name="T9">(</text:span><text:span text:style-name="T8">TBD: аномалии.</text:span><text:span text:style-name="T9">)</text:span></text:p>
      <text:p text:style-name="Standard"><text:span text:style-name="T9">(</text:span><text:span text:style-name="T8">TBD: влияние аномалий на передачу трансмиттера и транслятора.</text:span><text:span text:style-name="T9">)</text:span></text:p>
      <text:p text:style-name="Standard"><text:span text:style-name="T9">(</text:span><text:span text:style-name="T8">TBD: влияние аномалий на пассивную добычу энергии.</text:span><text:span text:style-name="T9">)</text:span></text:p>
      <text:p text:style-name="Standard"><text:span text:style-name="T9">(</text:span><text:span text:style-name="T8">TBD: аномалии и гранулы.</text:span><text:span text:style-name="T9">)</text:span></text:p>
      <text:p text:style-name="Standard"><text:span text:style-name="T9">(</text:span><text:span text:style-name="T8">TBD: аномалии и вещество.</text:span><text:span text:style-name="T9">)</text:span></text:p>
      <text:h text:style-name="P38" text:outline-level="3"><text:bookmark-start text:name="__RefHeading__1067_1709361289"/>Время<text:bookmark-end text:name="__RefHeading__1067_1709361289"/></text:h>
      <text:p text:style-name="P17">Ощущение времени</text:p>
      <text:p text:style-name="P16">Игрока олицетворяет нематериальный разум космонавта, попавшего в область аномалии. Его восприятие теперь весьма отличается от человеческого. Одним из важных отличий является ощущение времени, которым можно управлять. Иными словами, можно субъективно ускорить или замедлить течение времени в определенных рамках. Ускорение бывает полезно, когда летишь с досветовой скоростью в дальнюю точку местного региона. (<text:span text:style-name="T8">TBD: иное ощущение времени. Проверить необходимость, установить законы изменения.</text:span>)</text:p>
      <text:p text:style-name="P17">Временная энтропия</text:p>
      <text:p text:style-name="Standard">Время имеет релятивистскую природу. Согласно Специальной Теории Относительности, время идет медленнее для тех, кто движется со скоростью, близкой к скорости света, а также вблизи массивных тел с большой гравитацией. В игре влияние этих эффектов передается через временную энтропию, присущую каждому объекту. (<text:span text:style-name="T8">TBD: так ли это? В материалах энтропия возникает только при перемещении объекта назад в прошлое.</text:span>) Разделяются понятия внешний объект и собственный объект по отношению к игроку. Собственный объект — это объект, к которому привязан игрок. Все остальные объекты считаются внешними. В обычной ситуации временная энтропия внешних объектов нарастает так же, как и временная энтропия собственных объектов. Если же какие-то объекты попадают в особые условия, энтропия внешних и собственных объектов ведет себя по-разному.</text:p>
      <text:list xml:id="list1195109397" text:style-name="L4">
        <text:list-item>
          <text:p text:style-name="P32">Собственный объект движется с околосветовой скоростью.</text:p>
        </text:list-item>
      </text:list>
      <text:list xml:id="list701234019" text:style-name="L5">
        <text:list-item>
          <text:p text:style-name="P33">Его временная энтропия нарастает по обычному закону.</text:p>
        </text:list-item>
        <text:list-item>
          <text:p text:style-name="P33">Временная энтропия внешних объектов растет быстрее, и время внешнего мира тоже ускоряется, то есть, все процессы идут быстрее.</text:p>
        </text:list-item>
      </text:list>
      <text:list xml:id="list1003456026" text:continue-list="list1195109397" text:style-name="L4">
        <text:list-item>
          <text:p text:style-name="P32">Внешний объект движется с околосветовой скоростью.</text:p>
        </text:list-item>
      </text:list>
      <text:list xml:id="list25283276" text:continue-list="list701234019" text:style-name="L5">
        <text:list-item>
          <text:p text:style-name="P33">Его временная энтропия нарастает медленнее.</text:p>
        </text:list-item>
        <text:list-item>
          <text:p text:style-name="P33">Его внутреннее время идет медленнее.</text:p>
        </text:list-item>
      </text:list>
      <text:list xml:id="list343652960" text:continue-list="list1003456026" text:style-name="L4">
        <text:list-item>
          <text:p text:style-name="P32">Собственный объект движется с околосветовой скоростью и некий обособленный внешний объект движется с околосветовой скоростью.</text:p>
        </text:list-item>
      </text:list>
      <text:list xml:id="list1587719948" text:continue-list="list25283276" text:style-name="L5">
        <text:list-item>
          <text:p text:style-name="P33">(<text:span text:style-name="T8">TBD</text:span>) Вероятно, все то же самое, что и в пункте 1, но энтропия обособленного внешнего объекта ведет себя так же, как если бы он был собственным в тех же условиях.</text:p>
        </text:list-item>
      </text:list>
      <text:list xml:id="list1258031666" text:continue-list="list343652960" text:style-name="L4">
        <text:list-item>
          <text:p text:style-name="P32">Ускорение или замедление субъективного времени игрока в целом приводит к одинаковому замедлению или ускорению любых мировых процессов, но не вносит разницу между законами нарастания временной энтропии собственных и внешних объектов. Все процессы друг относительно друга протекают в тех же соотношениях.</text:p>
        </text:list-item>
      </text:list>
      <text:p text:style-name="Standard"><text:soft-page-break/>Имеются понятия смещенный и несмещенный объект. Смещенный — это объект, отправленный из своего времени назад или вперед.</text:p>
      <text:list xml:id="list1855857629" text:style-name="L6">
        <text:list-item>
          <text:p text:style-name="P34">Временная энтропия несмещенного объекта равна его возрасту и предела не имеет.</text:p>
        </text:list-item>
        <text:list-item>
          <text:p text:style-name="P34">(<text:span text:style-name="T8">TBD</text:span>) Временная энтропия смещенного назад объекта. Видимо, имеет предел, зависящий от расстояния, на которое объект смещен.</text:p>
        </text:list-item>
        <text:list-item>
          <text:p text:style-name="P34">(<text:span text:style-name="T8">TBD</text:span>) Временная энтропия смещенных вперед объектов.</text:p>
        </text:list-item>
      </text:list>
      <text:p text:style-name="P19">(<text:span text:style-name="T8">TBD: релятивистские эффекты. Уточнить, проверить, разработать прототипы.</text:span>)</text:p>
      <text:p text:style-name="P18">Путешествия во времени</text:p>
      <text:p text:style-name="Standard">(<text:span text:style-name="T8">TBD</text:span>)</text:p>
      <text:h text:style-name="P38" text:outline-level="3">Элементы</text:h>
      <text:p text:style-name="Standard"><text:span text:style-name="T9">Главная форма элементов — куб.</text:span></text:p>
      <text:p text:style-name="Standard"><text:span text:style-name="T9">(</text:span><text:span text:style-name="T8">TBD: материальная форма элемента. Возможна ли иная форма, кроме куба?</text:span><text:span text:style-name="T9">)</text:span></text:p>
      <text:p text:style-name="Standard"><text:span text:style-name="T9">(</text:span><text:span text:style-name="T8">TBD: элементы. Описать механику, законы, форму и содержание, виды, варианты взаимодействия, способы использования, сценарии</text:span><text:span text:style-name="T9">)</text:span></text:p>
      <text:h text:style-name="P38" text:outline-level="3">Изменяемые алгоритмы</text:h>
      <text:p text:style-name="Standard"><text:span text:style-name="T9">(</text:span><text:span text:style-name="T8">TBD: концепция изменяемых алгоритмов. Версионность, структура хранения, интерфейс пользователя для манипулирования алгоритмами, прочие источники алгоритмов, взаимодополняемость, список, контракты, параметры, требования.</text:span><text:span text:style-name="T9">)</text:span></text:p>
      <text:h text:style-name="P38" text:outline-level="3">Язык программирования</text:h>
      <text:p text:style-name="Standard"><text:span text:style-name="T9">(</text:span><text:span text:style-name="T8">TBD: язык программирования.</text:span><text:span text:style-name="T9">)</text:span></text:p>
      <text:p text:style-name="Standard"><text:span text:style-name="T9">(</text:span><text:span text:style-name="T8">TBD: требования к языку программирования и к игроку.</text:span><text:span text:style-name="T9">)</text:span></text:p>
      <text:p text:style-name="Комментарий">Описание физической модели игрового мира, ее законов и их отображения в игру. Наиболее важные моменты, которые должны быть</text:p>
      <text:list xml:id="list908461639" text:continue-list="list722108658" text:style-name="WW8Num46">
        <text:list-item>
          <text:p text:style-name="P41">Перемещения</text:p>
        </text:list-item>
        <text:list-item>
          <text:p text:style-name="P41">Боевые действия</text:p>
        </text:list-item>
        <text:list-item>
          <text:p text:style-name="P41">Общие, наиболее важные формулы</text:p>
        </text:list-item>
      </text:list>
      <text:p text:style-name="Комментарий">Если проект пропагандирует «продвинутую» физическую модель, укажите, какие явления будут смоделированы в игре (повреждения, столкновения и т.д.). </text:p>
      <text:h text:style-name="Heading_20_2" text:outline-level="2"><text:bookmark-start text:name="__RefHeading__46_113153493"/>Персонаж игрока<text:bookmark-end text:name="__RefHeading__46_113153493"/></text:h>
      <text:p text:style-name="Комментарий">Описание «аватара» игрока (или характерных персонажей) в игровом мире, если это уместно. Этот раздел должен быть наиболее развернут для <text:span text:style-name="T3">RPG</text:span>. <text:s/></text:p>
      <text:h text:style-name="Heading_20_2" text:outline-level="2"><text:bookmark-end text:name="_Ref46138253"/><text:bookmark-end text:name="_Ref46138307"/><text:bookmark-end text:name="_Ref46138349"/><text:bookmark-end text:name="_Ref46138365"/><text:bookmark-start text:name="_Ref46313435"/><text:bookmark-start text:name="_Ref46313460"/><text:bookmark-start text:name="__RefHeading__48_113153493"/>Элементы игры<text:bookmark-end text:name="_Ref46313435"/><text:bookmark-end text:name="_Ref46313460"/><text:bookmark-end text:name="__RefHeading__48_113153493"/></text:h>
      <text:h text:style-name="P40" text:outline-level="3">Трансмиттер</text:h>
      <text:p text:style-name="P11">(<text:span text:style-name="T8">TBD: трансмиттер</text:span>)</text:p>
      <text:h text:style-name="P40" text:outline-level="3">Сканер</text:h>
      <text:p text:style-name="P11">(<text:span text:style-name="T8">TBD: сканер</text:span>)</text:p>
      <text:h text:style-name="P40" text:outline-level="3"><text:soft-page-break/>Транслятор</text:h>
      <text:p text:style-name="P11"><text:span text:style-name="T9">(</text:span><text:span text:style-name="T8">TBD: транслятор. Уточнить название, описать свойства, внешний вид, варианты взаимодействия, способы использования</text:span><text:span text:style-name="T9">)</text:span></text:p>
      <text:p text:style-name="P11"><text:span text:style-name="T9">Изначально в трансляторе применяется вырожденный алгоритм архивации, когда архив представляет собой исходный объект. Алгоритм может быть улучшен.</text:span></text:p>
      <text:h text:style-name="P40" text:outline-level="3">Энергостанция</text:h>
      <text:p text:style-name="P36">(<text:span text:style-name="T8">TBD: энергостанция</text:span>)</text:p>
      <text:h text:style-name="P40" text:outline-level="3">Энергоканал</text:h>
      <text:p text:style-name="P36">(<text:span text:style-name="T8">TBD: энергоканал</text:span>)</text:p>
      <text:h text:style-name="P40" text:outline-level="3">Хранилище</text:h>
      <text:p text:style-name="P36"><text:span text:style-name="T9">(</text:span><text:span text:style-name="T8">TBD: хранилище.</text:span><text:span text:style-name="T9">)</text:span></text:p>
      <text:p text:style-name="P36"><text:span text:style-name="T9">(</text:span><text:span text:style-name="T8">TBD: законы самовосстановления энергии. Картинка.</text:span><text:span text:style-name="T9">)</text:span></text:p>
      <text:h text:style-name="P40" text:outline-level="3"/>
      <text:p text:style-name="Standard"/>
      <text:p text:style-name="Standard"/>
      <text:p text:style-name="Комментарий">Этот раздел составляет описание всех элементов, которые встречаются в игре. Так, например, в этом разделе самое место подробно описать следующие игровые элементы (в зависимости от жанра): </text:p>
      <text:list xml:id="list1532733216" text:continue-numbering="true" text:style-name="WW8Num46">
        <text:list-item>
          <text:p text:style-name="P41">Юниты и строения – <text:span text:style-name="T3">RTS</text:span>, <text:span text:style-name="T3">TBS</text:span></text:p>
        </text:list-item>
        <text:list-item>
          <text:p text:style-name="P41">Предметы (<text:span text:style-name="T3">items</text:span>) – <text:span text:style-name="T3">RTS</text:span>, <text:span text:style-name="T3">RPG</text:span></text:p>
        </text:list-item>
        <text:list-item>
          <text:p text:style-name="P41">Оружие – <text:span text:style-name="T3">FPS</text:span>, <text:span text:style-name="T3">RPG</text:span></text:p>
        </text:list-item>
        <text:list-item>
          <text:p text:style-name="P41"><text:span text:style-name="T3">NPC </text:span>и персонажи</text:p>
        </text:list-item>
        <text:list-item>
          <text:p text:style-name="P41">Транспортные средства<text:span text:style-name="T3"> – simulators</text:span></text:p>
        </text:list-item>
        <text:list-item>
          <text:p text:style-name="P41">Карты </text:p>
        </text:list-item>
        <text:list-item>
          <text:p text:style-name="P41">другое</text:p>
        </text:list-item>
      </text:list>
      <text:p text:style-name="Комментарий">При описании этих элементов укажите их назначение (смысл), влияние на игровой мир и игрока, параметры и особенности и вообще все, что существенно для этих элементов.</text:p>
      <text:h text:style-name="Heading_20_2" text:outline-level="2"><text:bookmark-start text:name="__RefHeading__50_113153493"/>«Искусственный интеллект»<text:bookmark-end text:name="__RefHeading__50_113153493"/></text:h>
      <text:p text:style-name="Комментарий">Опишите общие принципы, характеризующие <text:span text:style-name="T3">AI</text:span> в игре – какое поведение он затрагивает, каких персонажей. </text:p>
      <text:p text:style-name="Комментарий">С одной стороны, данный раздел не должен иметь технических деталей, а с другой – не выродиться в нечто подобное «наш <text:span text:style-name="T3">AI</text:span> – самый умный <text:span text:style-name="T3">AI</text:span> в мире».</text:p>
      <text:h text:style-name="Heading_20_2" text:outline-level="2"><text:bookmark-start text:name="__RefHeading__52_113153493"/>Многопользовательский режим<text:bookmark-end text:name="__RefHeading__52_113153493"/></text:h>
      <text:p text:style-name="Комментарий">Описание многопользовательского режима:</text:p>
      <text:list xml:id="list1678005881" text:continue-numbering="true" text:style-name="WW8Num46">
        <text:list-item>
          <text:p text:style-name="P41">«Жанр» - <text:span text:style-name="T3">deathmatch</text:span>, <text:span text:style-name="T3">ctf</text:span> или другое</text:p>
        </text:list-item>
        <text:list-item>
          <text:p text:style-name="P41">Количество игроков</text:p>
        </text:list-item>
        <text:list-item>
          <text:p text:style-name="P41"><text:soft-page-break/>Характеристика действий игрока и доступных игровых элементов, в отличие от описанных выше</text:p>
        </text:list-item>
        <text:list-item>
          <text:p text:style-name="P41">Общие сведения об организации многопользовательского режима (способ соединения, организация сеансов)</text:p>
        </text:list-item>
      </text:list>
      <text:p text:style-name="Комментарий">Если многопользовательский режим является основным для игры – четко объявите об этом в концепции и излагайте весь материал в предыдущих разделах с оглядкой на это. В этом случае данный раздел содержит несколько технический смысл, но с точки зрения игрока.</text:p>
      <text:h text:style-name="Heading_20_2" text:outline-level="2"><text:bookmark-start text:name="__RefHeading__54_113153493"/><text:bookmark-start text:name="_Ref46138749"/>Интерфейс пользователя<text:bookmark-end text:name="_Ref46138749"/> <text:bookmark-end text:name="__RefHeading__54_113153493"/></text:h>
      <text:h text:style-name="P39" text:outline-level="3"><text:bookmark-start text:name="__RefHeading__56_113153493"/>Блок-схема<text:bookmark-end text:name="__RefHeading__56_113153493"/></text:h>
      <text:p text:style-name="Комментарий">Приведите схему навигации по меню игрового интерфейса и <text:s/>оболочки игры. Здесь же можно привести и эскизы экранных форм.</text:p>
      <text:h text:style-name="P39" text:outline-level="3"><text:bookmark-start text:name="__RefHeading__58_113153493"/>Функциональное описание и управление<text:bookmark-end text:name="__RefHeading__58_113153493"/></text:h>
      <text:p text:style-name="Комментарий">Здесь, фактически, раскрывается функциональность интерфейса, каждого его экрана, а также воздействия на игру вызываемых действий.</text:p>
      <text:h text:style-name="P39" text:outline-level="3"><text:bookmark-start text:name="__RefHeading__60_113153493"/>Объекты интерфейса пользователя<text:bookmark-end text:name="__RefHeading__60_113153493"/></text:h>
      <text:p text:style-name="Комментарий">Данный раздел должен классифицировать «кирпичики», из которых строится интерфейс пользователя. Если интерфейсные элементы стандартны (кнопка, <text:span text:style-name="T3">check</text:span> <text:span text:style-name="T3">box</text:span>) их достаточно просто перечислить. Если же элементы нестандартны, их поведение следует подробно описать.</text:p>
      <text:h text:style-name="Heading_20_2" text:outline-level="2"><text:bookmark-start text:name="__RefHeading__62_113153493"/>Графика и видео<text:bookmark-end text:name="__RefHeading__62_113153493"/></text:h>
      <text:p text:style-name="Комментарий">Данный раздел должен дать представление о характере и составе визуальной части игры и всех связанных с этим вопросах. Базируясь на предыдущих разделах, здесь описываются все элементы, которые должны быть созданы и которые можно будет увидеть в игре.</text:p>
      <text:p text:style-name="Комментарий">Целью данного раздела является не столько детально описать графические элементы, сколько сложить общее представление о характере и объеме графики.</text:p>
      <text:h text:style-name="P39" text:outline-level="3"><text:bookmark-start text:name="__RefHeading__64_113153493"/>Общее описание<text:bookmark-end text:name="__RefHeading__64_113153493"/></text:h>
      <text:p text:style-name="Комментарий">Здесь приведите общую информацию о графике игры:</text:p>
      <text:list xml:id="list1305999819" text:continue-numbering="true" text:style-name="WW8Num46">
        <text:list-item>
          <text:p text:style-name="P41">Техническое исполнение (3<text:span text:style-name="T3">D</text:span>, 2<text:span text:style-name="T3">D</text:span>, текстовая <text:span text:style-name="T6"></text:span>)</text:p>
        </text:list-item>
        <text:list-item>
          <text:p text:style-name="P41">Стилистика, атмосфера и палитра</text:p>
        </text:list-item>
        <text:list-item>
          <text:p text:style-name="P41">Другие общие сведения </text:p>
        </text:list-item>
      </text:list>
      <text:h text:style-name="P39" text:outline-level="3"><text:bookmark-start text:name="__RefHeading__66_113153493"/>Двумерная графика и анимация<text:bookmark-end text:name="__RefHeading__66_113153493"/></text:h>
      <text:p text:style-name="Комментарий">В этом разделе приведите всю необходимую базовую информацию о 2<text:span text:style-name="T3">D</text:span> графике, которая должна быть разработана:</text:p>
      <text:list xml:id="list1627850005" text:continue-numbering="true" text:style-name="WW8Num46">
        <text:list-item>
          <text:p text:style-name="P41">Интерфейс</text:p>
        </text:list-item>
        <text:list-item>
          <text:p text:style-name="P41">Эффекты</text:p>
        </text:list-item>
      </text:list>
      <text:p text:style-name="Комментарий">Если игра не 3<text:span text:style-name="T3">D</text:span>, то здесь же описывается и основная игровая графика:</text:p>
      <text:list xml:id="list1215823917" text:continue-numbering="true" text:style-name="WW8Num46">
        <text:list-item>
          <text:p text:style-name="P41">Персонажи, строения и юниты.</text:p>
        </text:list-item>
        <text:list-item>
          <text:p text:style-name="P41"><text:soft-page-break/>Игровой мир (ландшафты и статические объекты)</text:p>
        </text:list-item>
      </text:list>
      <text:h text:style-name="P39" text:outline-level="3"><text:bookmark-start text:name="__RefHeading__68_113153493"/>Трехмерная графика и анимация<text:bookmark-end text:name="__RefHeading__68_113153493"/></text:h>
      <text:p text:style-name="Комментарий">В данном разделе перечислите и очень кратко охарактеризуйте все элементы игры, которые должны быть созданы, возможно, сгруппировав отдельные составляющие:</text:p>
      <text:list xml:id="list903567387" text:style-name="WW8Num80">
        <text:list-item>
          <text:p text:style-name="P42">3<text:span text:style-name="T3">D </text:span>модели</text:p>
        </text:list-item>
        <text:list-item>
          <text:p text:style-name="P42">текстуры</text:p>
        </text:list-item>
        <text:list-item>
          <text:p text:style-name="P42">анимации</text:p>
        </text:list-item>
      </text:list>
      <text:h text:style-name="P39" text:outline-level="3"><text:bookmark-start text:name="_Ref46138327"/><text:bookmark-start text:name="_Ref46138337"/><text:bookmark-start text:name="__RefHeading__70_113153493"/>Анимационные вставки<text:bookmark-end text:name="_Ref46138327"/><text:bookmark-end text:name="_Ref46138337"/><text:bookmark-end text:name="__RefHeading__70_113153493"/></text:h>
      <text:p text:style-name="Комментарий">Данный раздел должен дать информацию о составе и характере роликов игры, а именно:</text:p>
      <text:list xml:id="list1819287887" text:style-name="WW8Num14">
        <text:list-item>
          <text:p text:style-name="P43">Перечень и их расположение в игре (начальный ролик, финальный ролик, ролики миссий и т.д.)</text:p>
        </text:list-item>
        <text:list-item>
          <text:p text:style-name="P43">Характер исполнения (на «движке» игры или отдельная анимация)</text:p>
        </text:list-item>
        <text:list-item>
          <text:p text:style-name="P43">Содержание – без детального сценария, только общий смысл, а также примерную продолжительность. </text:p>
        </text:list-item>
      </text:list>
      <text:p text:style-name="Комментарий">Если планируется использование видеосъемок, обязательно это укажите.</text:p>
      <text:h text:style-name="Heading_20_2" text:outline-level="2"><text:bookmark-start text:name="__RefHeading__72_113153493"/>Звуки и музыка <text:bookmark-end text:name="__RefHeading__72_113153493"/></text:h>
      <text:h text:style-name="P39" text:outline-level="3"><text:bookmark-start text:name="__RefHeading__74_113153493"/>Общее описание<text:bookmark-end text:name="__RefHeading__74_113153493"/></text:h>
      <text:p text:style-name="Комментарий">В этом разделе разместите общую информацию о звуковом воплощении игры: характер музыкальных тем, создаваемое настроение, насыщенность мира звуками и другое, что важно для понимания роли аудио-составляющей игры.</text:p>
      <text:h text:style-name="P39" text:outline-level="3"><text:bookmark-start text:name="__RefHeading__76_113153493"/>Звук и звуковые эффекты<text:bookmark-end text:name="__RefHeading__76_113153493"/></text:h>
      <text:p text:style-name="Комментарий">Здесь перечислите те звуковые эффекты, которые буду созданы и использованы в игре, их привязку к объектам игрового мира из предыдущих разделов. Не забудьте рассмотреть состав звуковых данных для:</text:p>
      <text:list xml:id="list1183252706" text:style-name="WW8Num48">
        <text:list-item>
          <text:p text:style-name="P44">Интерфейса</text:p>
        </text:list-item>
        <text:list-item>
          <text:p text:style-name="P44">Спецэффектов</text:p>
        </text:list-item>
        <text:list-item>
          <text:p text:style-name="P44">Игровых объектов</text:p>
        </text:list-item>
        <text:list-item>
          <text:p text:style-name="P44">Диалогов и анимационных вставок</text:p>
        </text:list-item>
      </text:list>
      <text:h text:style-name="P39" text:outline-level="3"><text:bookmark-start text:name="__RefHeading__78_113153493"/>Музыка<text:bookmark-end text:name="__RefHeading__78_113153493"/></text:h>
      <text:p text:style-name="Комментарий">В этом разделе приведите информацию о составе и общем содержании музыкальных треков игры. Не забудьте упомянуть, какие музыкальные фрагменты сопровождают:</text:p>
      <text:list xml:id="list261342073" text:style-name="WW8Num37">
        <text:list-item>
          <text:p text:style-name="P45">Главный интерфейс новой игры</text:p>
        </text:list-item>
        <text:list-item>
          <text:p text:style-name="P45">Состав музыкального сопровождения роликов</text:p>
        </text:list-item>
        <text:list-item>
          <text:p text:style-name="P45">Состав тем по уровням игры или их связь</text:p>
        </text:list-item>
        <text:list-item>
          <text:p text:style-name="P45">Особенные фрагменты – <text:span text:style-name="T3">action</text:span>, отрицательный финал или другое</text:p>
        </text:list-item>
      </text:list>
      <text:h text:style-name="Heading_20_2" text:outline-level="2"><text:bookmark-start text:name="_Ref46138254"/><text:bookmark-start text:name="__RefHeading__80_113153493"/><text:soft-page-break/>Описание уровней<text:bookmark-end text:name="_Ref46138254"/><text:bookmark-end text:name="__RefHeading__80_113153493"/></text:h>
      <text:h text:style-name="P39" text:outline-level="3"><text:bookmark-start text:name="__RefHeading__82_113153493"/>Общее описание дизайна уровней<text:bookmark-end text:name="__RefHeading__82_113153493"/></text:h>
      <text:p text:style-name="Комментарий">Так как детальная проработка уровней является одним из процессов разработке игры, укажите здесь лишь ключевые особенности или требования по дизайну уровней, а также их состав и связь с сюжетом игры.</text:p>
      <text:h text:style-name="P39" text:outline-level="3"><text:bookmark-start text:name="__RefHeading__84_113153493"/>Диаграмма взаимного расположения уровней<text:bookmark-end text:name="__RefHeading__84_113153493"/></text:h>
      <text:p text:style-name="Комментарий">В данном разделе имеет смысл описать примерное соотношение локаций игры. Для линейно-последовательной схемы уровней данный раздел превращается в простой их перечень. Если в игре имеются «особые места», важные для сюжета или игрового процесса – здесь их необходимо упомянуть.</text:p>
      <text:h text:style-name="P39" text:outline-level="3"><text:bookmark-start text:name="__RefHeading__86_113153493"/>График введения новых объектов<text:bookmark-end text:name="__RefHeading__86_113153493"/></text:h>
      <text:p text:style-name="Комментарий">Содержание этого раздела относится к балансу игры и здесь нужно раскрыть общее построение усложнения игры или ее развития и поддержания интереса.</text:p>
      <text:p text:style-name="Standard"/>
      <text:p text:style-name="Standard"/>
      <text:p text:style-name="Standard"/>
      <text:h text:style-name="Heading_20_1" text:outline-level="1"><text:bookmark-start text:name="_Ref46203425"/><text:bookmark-start text:name="_Ref46203442"/><text:bookmark-start text:name="__RefHeading__88_113153493"/>Контакты<text:bookmark-end text:name="_Ref46203425"/><text:bookmark-end text:name="_Ref46203442"/><text:bookmark-end text:name="__RefHeading__88_113153493"/></text:h>
      <text:p text:style-name="Комментарий">Перечислите имена и фамилии лиц, с которыми можно связаться для ведения переговоров или уточнения отдельных вопросов. Не забудьте указать как телефоны, так и <text:span text:style-name="T3">e</text:span>-<text:span text:style-name="T3">mail</text:span>. 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">Контактные лица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Телефоны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<text:span text:style-name="T3">E</text:span>-<text:span text:style-name="T3">mail</text:span>:</text:p>
          </table:table-cell>
          <table:table-cell table:style-name="Таблица3.A1" office:value-type="string">
            <text:p text:style-name="P7"/>
          </table:table-cell>
        </table:table-row>
        <table:table-row table:style-name="Таблица3.1"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Адрес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Сайт:</text:p>
          </table:table-cell>
          <table:table-cell table:style-name="Таблица3.A1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fo:text-align="justify" style:justify-single-word="false" fo:orphans="2" fo:widows="2" style:writing-mode="lr-tb"/>
      <style:text-properties style:use-window-font-color="true" style:font-name="Verdana" fo:font-size="10pt" fo:language="ru" fo:country="RU" style:font-name-asian="Times New Roman" style:font-size-asian="10pt" style:font-name-complex="Verdana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63cm" fo:margin-right="0cm" fo:margin-top="0.423cm" fo:margin-bottom="0.106cm" fo:text-align="start" style:justify-single-word="false" fo:text-indent="-0.63cm" style:auto-text-indent="false" fo:break-before="page" fo:background-color="#e0e0e0" fo:keep-with-next="always">
        <style:background-image/>
      </style:paragraph-properties>
      <style:text-properties fo:font-size="14pt" style:letter-kerning="true" style:font-size-asian="14pt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39cm" fo:margin-right="0cm" fo:margin-top="0.423cm" fo:margin-bottom="0.423cm" fo:text-align="start" style:justify-single-word="false" fo:text-indent="-0.76cm" style:auto-text-indent="false" fo:background-color="#f3f3f3" fo:keep-with-next="always">
        <style:background-image/>
      </style:paragraph-properties>
      <style:text-properties fo:font-size="12pt" fo:font-weight="bold" style:font-size-asian="12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2.161cm" fo:margin-right="0cm" fo:margin-top="0.423cm" fo:margin-bottom="0.106cm" fo:text-align="start" style:justify-single-word="false" fo:text-indent="-0.891cm" style:auto-text-indent="false"/>
      <style:text-properties fo:font-weight="bold" style:font-weight-asian="bold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" style:list-style-name="WW8Num62" style:class="text">
      <style:paragraph-properties fo:keep-with-next="always"/>
      <style:text-properties style:font-name="Arial" fo:font-size="12pt" fo:font-weight="normal" style:font-size-asian="12pt" style:font-weight-asian="normal" style:font-name-complex="Arial" style:font-size-complex="14pt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3366ff" fo:font-size="12pt" style:font-size-asian="12pt"/>
    </style:style>
    <style:style style:name="Список_20__28_нумерованный_29_" style:display-name="Список (нумерованный)" style:family="paragraph" style:parent-style-name="Standard" style:list-style-name="WW8Num54">
      <style:paragraph-properties fo:margin-top="0cm" fo:margin-bottom="0cm"/>
    </style:style>
    <style:style style:name="Список_20__28_маркированный_29_" style:display-name="Список (маркированный)" style:family="paragraph" style:parent-style-name="Список_20__28_нумерованный_29_" style:list-style-name="WW8Num75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" style:family="paragraph" style:parent-style-name="Standard" style:class="extra">
      <style:paragraph-properties fo:margin-top="0cm" fo:margin-bottom="0cm" fo:text-align="start" style:justify-single-word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="100%" fo:margin-left="0.951cm" fo:margin-right="0cm" fo:margin-top="0cm" fo:margin-bottom="0cm" fo:text-indent="0cm" style:auto-text-indent="false"/>
      <style:text-properties style:font-name="Times New Roman" fo:font-weight="bold" style:font-weight-asian="bold" style:font-name-complex="Times New Roman" style:font-size-complex="10pt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.951cm" fo:margin-right="0cm" fo:margin-top="0cm" fo:margin-bottom="0.212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Надпись" style:family="paragraph" style:parent-style-name="Table">
      <style:paragraph-properties style:line-height-at-least="0.423cm" fo:text-align="center" style:justify-single-word="false"/>
      <style:text-properties fo:font-size="8pt" style:font-size-asian="8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Шапка_20_таблицы" style:display-name="Шапка таблицы" style:family="paragraph" style:parent-style-name="Table" style:next-style-name="Table">
      <style:paragraph-properties fo:keep-with-next="always"/>
      <style:text-properties fo:font-weight="bold" style:font-weight-asian="bold"/>
    </style:style>
    <style:style style:name="Комментарий" style:family="paragraph" style:parent-style-name="Standard" style:next-style-name="Standard"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3z0" style:family="text">
      <style:text-properties fo:color="#000000" style:font-name="Verdana" fo:font-size="10pt" style:font-size-asian="10pt" style:font-name-complex="Verdana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9z0" style:family="text">
      <style:text-properties fo:color="#000000" style:font-name="Symbol" fo:font-size="8pt" style:font-size-asian="8pt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6z0" style:family="text">
      <style:text-properties fo:color="#000000" style:font-name="Symbol" fo:font-size="8pt" style:font-size-asian="8pt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32z0" style:family="text">
      <style:text-properties fo:color="#000000" style:font-name="Symbol" fo:font-size="8pt" style:font-size-asian="8pt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fo:color="#000000" style:font-name="Symbol" fo:font-size="8pt" style:font-size-asian="8pt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42z0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 style:font-name-complex="Wingdings"/>
    </style:style>
    <style:style style:name="WW8Num44z0" style:family="text">
      <style:text-properties fo:color="#000000" style:font-name="Symbol" fo:font-size="8pt" style:font-size-asian="8pt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4z3" style:family="text">
      <style:text-properties style:font-name="Symbol" style:font-name-complex="Symbol"/>
    </style:style>
    <style:style style:name="WW8Num46z0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 style:font-name-complex="Wingdings"/>
    </style:style>
    <style:style style:name="WW8Num48z0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 style:font-name-complex="Wingdings"/>
    </style:style>
    <style:style style:name="WW8Num50z0" style:family="text">
      <style:text-properties fo:color="#000000" style:font-name="Verdana" fo:font-size="10pt" style:font-size-asian="10pt" style:font-name-complex="Verdana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 style:font-name-complex="Wingdings"/>
    </style:style>
    <style:style style:name="WW8Num50z3" style:family="text">
      <style:text-properties style:font-name="Symbol" style:font-name-complex="Symbol"/>
    </style:style>
    <style:style style:name="WW8Num51z0" style:family="text">
      <style:text-properties fo:color="#000000" style:font-name="Symbol" fo:font-size="8pt" style:font-size-asian="8pt" style:font-name-complex="Symbol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 style:font-name-complex="Wingdings"/>
    </style:style>
    <style:style style:name="WW8Num51z3" style:family="text">
      <style:text-properties style:font-name="Symbol" style:font-name-complex="Symbol"/>
    </style:style>
    <style:style style:name="WW8Num52z0" style:family="text">
      <style:text-properties fo:color="#000000" style:font-name="Symbol" fo:font-size="8pt" style:font-size-asian="8pt" style:font-name-complex="Symbol"/>
    </style:style>
    <style:style style:name="WW8Num52z1" style:family="text">
      <style:text-properties style:font-name="Courier New" style:font-name-complex="Courier New"/>
    </style:style>
    <style:style style:name="WW8Num52z2" style:family="text">
      <style:text-properties style:font-name="Wingdings" style:font-name-complex="Wingdings"/>
    </style:style>
    <style:style style:name="WW8Num52z3" style:family="text">
      <style:text-properties style:font-name="Symbol" style:font-name-complex="Symbol"/>
    </style:style>
    <style:style style:name="WW8Num55z0" style:family="text">
      <style:text-properties style:font-name="Symbol" style:font-name-complex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 style:font-name-complex="Wingdings"/>
    </style:style>
    <style:style style:name="WW8Num58z0" style:family="text">
      <style:text-properties fo:color="#000000" style:font-name="Symbol" fo:font-size="8pt" style:font-size-asian="8pt" style:font-name-complex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 style:font-name-complex="Wingdings"/>
    </style:style>
    <style:style style:name="WW8Num58z3" style:family="text">
      <style:text-properties style:font-name="Symbol" style:font-name-complex="Symbol"/>
    </style:style>
    <style:style style:name="WW8Num59z0" style:family="text">
      <style:text-properties fo:color="#000000" style:font-name="Symbol" fo:font-size="8pt" style:font-size-asian="8pt" style:font-name-complex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 style:font-name-complex="Wingdings"/>
    </style:style>
    <style:style style:name="WW8Num59z3" style:family="text">
      <style:text-properties style:font-name="Symbol" style:font-name-complex="Symbol"/>
    </style:style>
    <style:style style:name="WW8Num60z0" style:family="text">
      <style:text-properties fo:color="#000000" style:font-name="Symbol" fo:font-size="8pt" style:font-size-asian="8pt" style:font-name-complex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 style:font-name-complex="Wingdings"/>
    </style:style>
    <style:style style:name="WW8Num60z3" style:family="text">
      <style:text-properties style:font-name="Symbol" style:font-name-complex="Symbol"/>
    </style:style>
    <style:style style:name="WW8Num63z0" style:family="text">
      <style:text-properties fo:color="#000000" style:font-name="Symbol" fo:font-size="8pt" style:font-size-asian="8pt" style:font-name-complex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 style:font-name-complex="Wingdings"/>
    </style:style>
    <style:style style:name="WW8Num63z3" style:family="text">
      <style:text-properties style:font-name="Symbol" style:font-name-complex="Symbol"/>
    </style:style>
    <style:style style:name="WW8Num65z0" style:family="text">
      <style:text-properties fo:color="#000000" style:font-name="Verdana" fo:font-size="10pt" style:font-size-asian="10pt" style:font-name-complex="Verdana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 style:font-name-complex="Wingdings"/>
    </style:style>
    <style:style style:name="WW8Num65z3" style:family="text">
      <style:text-properties style:font-name="Symbol" style:font-name-complex="Symbol"/>
    </style:style>
    <style:style style:name="WW8Num66z0" style:family="text">
      <style:text-properties fo:color="#000000" style:font-name="Symbol" fo:font-size="8pt" style:font-size-asian="8pt" style:font-name-complex="Symbol"/>
    </style:style>
    <style:style style:name="WW8Num66z1" style:family="text">
      <style:text-properties style:font-name="Courier New" style:font-name-complex="Courier New"/>
    </style:style>
    <style:style style:name="WW8Num66z2" style:family="text">
      <style:text-properties style:font-name="Wingdings" style:font-name-complex="Wingdings"/>
    </style:style>
    <style:style style:name="WW8Num66z3" style:family="text">
      <style:text-properties style:font-name="Symbol" style:font-name-complex="Symbol"/>
    </style:style>
    <style:style style:name="WW8Num67z0" style:family="text">
      <style:text-properties style:font-name="Symbol" style:font-name-complex="Symbol"/>
    </style:style>
    <style:style style:name="WW8Num67z1" style:family="text">
      <style:text-properties style:font-name="Courier New" style:font-name-complex="Courier New"/>
    </style:style>
    <style:style style:name="WW8Num67z2" style:family="text">
      <style:text-properties style:font-name="Wingdings" style:font-name-complex="Wingdings"/>
    </style:style>
    <style:style style:name="WW8Num68z0" style:family="text">
      <style:text-properties style:font-name="Symbol" style:font-name-complex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 style:font-name-complex="Wingdings"/>
    </style:style>
    <style:style style:name="WW8Num72z0" style:family="text">
      <style:text-properties style:font-name="Symbol" style:font-name-complex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 style:font-name-complex="Wingdings"/>
    </style:style>
    <style:style style:name="WW8Num73z0" style:family="text">
      <style:text-properties style:font-name="Symbol" fo:font-size="10pt" style:font-size-asian="10pt" style:font-name-complex="Symbol"/>
    </style:style>
    <style:style style:name="WW8Num73z1" style:family="text">
      <style:text-properties style:font-name="Courier New" fo:font-size="10pt" style:font-size-asian="10pt" style:font-name-complex="Courier New"/>
    </style:style>
    <style:style style:name="WW8Num73z2" style:family="text">
      <style:text-properties style:font-name="Wingdings" fo:font-size="10pt" style:font-size-asian="10pt" style:font-name-complex="Wingdings"/>
    </style:style>
    <style:style style:name="WW8Num74z0" style:family="text">
      <style:text-properties fo:color="#000000" style:font-name="Verdana" fo:font-size="10pt" style:font-size-asian="10pt" style:font-name-complex="Verdana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 style:font-name-complex="Wingdings"/>
    </style:style>
    <style:style style:name="WW8Num74z3" style:family="text">
      <style:text-properties style:font-name="Symbol" style:font-name-complex="Symbol"/>
    </style:style>
    <style:style style:name="WW8Num75z0" style:family="text">
      <style:text-properties style:font-name="Wingdings" style:font-name-complex="Wingdings"/>
    </style:style>
    <style:style style:name="WW8Num78z0" style:family="text">
      <style:text-properties fo:color="#000000" style:font-name="Symbol" fo:font-size="8pt" style:font-size-asian="8pt" style:font-name-complex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 style:font-name-complex="Wingdings"/>
    </style:style>
    <style:style style:name="WW8Num78z3" style:family="text">
      <style:text-properties style:font-name="Symbol" style:font-name-complex="Symbol"/>
    </style:style>
    <style:style style:name="WW8Num80z0" style:family="text">
      <style:text-properties style:font-name="Symbol" style:font-name-complex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 style:font-name-complex="Wingdings"/>
    </style:style>
    <style:style style:name="WW8Num81z0" style:family="text">
      <style:text-properties style:font-name="Symbol" style:font-name-complex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 style:font-name-complex="Wingdings"/>
    </style:style>
    <style:style style:name="WW8Num83z0" style:family="text">
      <style:text-properties fo:color="#000000" style:font-name="Verdana" fo:font-size="10pt" style:font-size-asian="10pt" style:font-name-complex="Verdana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 style:font-name-complex="Wingdings"/>
    </style:style>
    <style:style style:name="WW8Num83z3" style:family="text">
      <style:text-properties style:font-name="Symbol" style:font-name-complex="Symbol"/>
    </style:style>
    <style:style style:name="WW8Num84z0" style:family="text">
      <style:text-properties style:font-name="Verdana" style:font-name-complex="Verdana"/>
    </style:style>
    <style:style style:name="WW8Num84z1" style:family="text">
      <style:text-properties style:font-name="Courier New" style:font-name-complex="Courier New"/>
    </style:style>
    <style:style style:name="WW8Num84z2" style:family="text">
      <style:text-properties style:font-name="Wingdings" style:font-name-complex="Wingdings"/>
    </style:style>
    <style:style style:name="WW8Num84z3" style:family="text">
      <style:text-properties style:font-name="Symbol" style:font-name-complex="Symbol"/>
    </style:style>
    <style:style style:name="WW8Num85z0" style:family="text">
      <style:text-properties style:font-name="Symbol" style:font-name-complex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use-window-font-color="true" style:font-name="Verdana" fo:font-size="10pt" fo:language="ru" fo:country="RU" fo:background-color="transparent" style:font-name-asian="Times New Roman" style:font-size-asian="10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761cm" fo:text-indent="-0.318cm" fo:margin-left="4.7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571cm" fo:text-indent="-0.318cm" fo:margin-left="8.5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381cm" fo:text-indent="-0.318cm" fo:margin-left="12.3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605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7.112cm" fo:text-indent="-0.762cm" fo:margin-left="7.11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8.255cm" fo:text-indent="-0.889cm" fo:margin-left="7.87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8.89cm" fo:text-indent="-1.547cm" fo:margin-left="8.76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16cm" fo:text-indent="-1.397cm" fo:margin-left="9.65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795cm" fo:text-indent="-1.651cm" fo:margin-left="10.54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065cm" fo:text-indent="-1.905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12.31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2.54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889cm" fo:margin-left="5.96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6.85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7.74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1.651cm" fo:margin-left="8.63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1.905cm" fo:margin-left="9.52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10.41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302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547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985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255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text:style-name="WW8Num5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2.221cm" fo:text-indent="-0.635cm" fo:margin-left="2.221cm"/>
        </style:list-level-properties>
        <style:text-properties style:font-name="Symbol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  <style:text-properties style:font-name="Courier New1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761cm" fo:text-indent="-0.635cm" fo:margin-left="4.761cm"/>
        </style:list-level-properties>
        <style:text-properties style:font-name="Wingdings"/>
      </text:list-level-style-bullet>
      <text:list-level-style-bullet text:level="4" text:style-name="WW8Num55z0" style:num-suffix="." text:bullet-char="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571cm" fo:text-indent="-0.635cm" fo:margin-left="8.571cm"/>
        </style:list-level-properties>
        <style:text-properties style:font-name="Wingdings"/>
      </text:list-level-style-bullet>
      <text:list-level-style-bullet text:level="7" text:style-name="WW8Num55z0" style:num-suffix="." text:bullet-char="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381cm" fo:text-indent="-0.635cm" fo:margin-left="12.3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bullet text:level="1" text:style-name="WW8Num5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>
      <text:list-level-style-bullet text:level="1" text:style-name="WW8Num5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bullet text:level="1" text:style-name="WW8Num60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bullet text:level="1" text:style-name="WW8Num6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>
      <text:list-level-style-number text:level="1" text:style-name="WW8Num65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>
      <text:list-level-style-bullet text:level="1" text:style-name="WW8Num66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text:style-name="WW8Num7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7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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>
      <text:list-level-style-bullet text:level="1" text:style-name="WW8Num7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>
      <text:list-level-style-number text:level="1" text:style-name="WW8Num8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>
      <text:list-level-style-number text:level="1" text:style-name="WW8Num8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5" style:family="table">
      <style:table-properties style:width="16.88cm" fo:margin-left="-0.191cm" table:align="left" style:writing-mode="lr-tb"/>
    </style:style>
    <style:style style:name="Таблица5.A" style:family="table-column">
      <style:table-column-properties style:column-width="8.44cm"/>
    </style:style>
    <style:style style:name="Таблица5.1" style:family="table-row">
      <style:table-row-properties style:min-row-height="0.318cm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4" style:family="table">
      <style:table-properties style:width="16.88cm" fo:margin-left="-0.191cm" table:align="left" style:writing-mode="lr-tb"/>
    </style:style>
    <style:style style:name="Таблица4.A" style:family="table-column">
      <style:table-column-properties style:column-width="7.176cm"/>
    </style:style>
    <style:style style:name="Таблица4.B" style:family="table-column">
      <style:table-column-properties style:column-width="1.588cm"/>
    </style:style>
    <style:style style:name="Таблица4.C" style:family="table-column">
      <style:table-column-properties style:column-width="8.11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Таблица6" style:family="table">
      <style:table-properties style:width="16.88cm" fo:margin-left="-0.191cm" table:align="left" style:writing-mode="lr-tb"/>
    </style:style>
    <style:style style:name="Таблица6.A" style:family="table-column">
      <style:table-column-properties style:column-width="16.88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6.A2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MP1" style:family="paragraph" style:parent-style-name="Table">
      <style:text-properties style:font-size-complex="10pt"/>
    </style:style>
    <style:style style:name="MP2" style:family="paragraph" style:parent-style-name="Table">
      <style:paragraph-properties fo:text-align="end" style:justify-single-word="false"/>
    </style:style>
    <style:style style:name="MP3" style:family="paragraph" style:parent-style-name="Table">
      <style:paragraph-properties style:snap-to-layout-grid="false"/>
    </style:style>
    <style:style style:name="MP4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MP5" style:family="paragraph" style:parent-style-name="Header">
      <style:text-properties fo:language="en" fo:country="US"/>
    </style:style>
    <style:style style:name="MP6" style:family="paragraph">
      <style:paragraph-properties fo:text-align="center" style:writing-mode="lr-tb"/>
    </style:style>
    <style:style style:name="MP7" style:family="paragraph" style:parent-style-name="Table">
      <style:paragraph-properties fo:text-align="center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style:font-size-complex="10pt"/>
    </style:style>
    <style:style style:name="MT3" style:family="text"/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cm" fo:margin-left="0cm" fo:margin-right="0cm" fo:margin-bottom="0.871cm" style:dynamic-spacing="true"/>
      </style:header-style>
      <style:footer-style>
        <style:header-footer-properties fo:min-height="1.919cm" fo:margin-left="0cm" fo:margin-right="0cm" fo:margin-top="1.8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108">
      <number:hours/>
      <number:text>:</number:text>
      <number:minute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Таблица5" table:style-name="Таблица5">
          <table:table-column table:style-name="Таблица5.A" table:number-columns-repeated="2"/>
          <table:table-row table:style-name="Таблица5.1">
            <table:table-cell table:style-name="Таблица5.A1" office:value-type="string">
              <text:p text:style-name="MP1">Разработчик <text:span text:style-name="MT1">«Александр Гранин»</text:span></text:p>
            </table:table-cell>
            <table:table-cell table:style-name="Таблица5.A1" office:value-type="string">
              <text:p text:style-name="MP2">Проект <text:span text:style-name="MT1">«BigSpace»</text:span>. <text:span text:style-name="MT2">Дизайн-документ</text:span></text:p>
            </table:table-cell>
          </table:table-row>
        </table:table>
        <text:p text:style-name="Header"/>
      </style:header>
      <style:footer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 table:style-name="Таблица4.1">
            <table:table-cell table:style-name="Таблица4.A1" office:value-type="string">
              <text:p text:style-name="Table">Изменено: <text:date style:data-style-name="N36" text:date-value="2012-09-25T00:47:04">25.09.2012</text:date> <text:date style:data-style-name="N108" text:date-value="2012-09-25T00:47:04">12:46 AM</text:date></text:p>
            </table:table-cell>
            <table:table-cell table:style-name="Таблица4.A1" office:value-type="string">
              <text:p text:style-name="MP3"/>
            </table:table-cell>
            <table:table-cell table:style-name="Таблица4.A1" office:value-type="string">
              <text:p text:style-name="MP4">Стр. <text:span text:style-name="Page_20_Number"><text:page-number text:select-page="current">18</text:page-number></text:span> из <text:span text:style-name="Page_20_Number"><text:page-count style:num-format="1">18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5"><draw:g text:anchor-type="char" draw:z-index="1" draw:style-name="Mgr1"><draw:rect draw:style-name="Mgr2" draw:text-style-name="MP6" svg:width="16.192cm" svg:height="0.952cm" svg:x="0cm" svg:y="0cm"><text:p/></draw:rect><draw:line draw:style-name="Mgr3" draw:text-style-name="MP6" svg:x1="0cm" svg:y1="0.635cm" svg:x2="16.191cm" svg:y2="0.637cm"><text:p/></draw:line></draw:g><draw:rect text:anchor-type="as-char" draw:z-index="0" draw:style-name="Mgr4" draw:text-style-name="MP6" svg:width="16.193cm" svg:height="0.953cm"><text:p/></draw:rect></text:p>
      </style:header>
      <style:footer>
        <table:table table:name="Таблица6" table:style-name="Таблица6">
          <table:table-column table:style-name="Таблица6.A"/>
          <table:table-row table:style-name="Таблица6.1">
            <table:table-cell table:style-name="Таблица6.A1" office:value-type="string">
              <text:p text:style-name="MP2">Редакция 0.1 от <text:modification-date style:data-style-name="N36">25.09.2012</text:modification-date></text:p>
            </table:table-cell>
          </table:table-row>
          <table:table-row table:style-name="Таблица6.1">
            <table:table-cell table:style-name="Таблица6.A2" office:value-type="string">
              <text:p text:style-name="MP7">(С) Александр Гранин, 2012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лительность игры</dc:title>
    <meta:initial-creator>Грищенко Андрей</meta:initial-creator>
    <meta:creation-date>2003-07-22T11:49:00</meta:creation-date>
    <dc:date>2012-09-25T00:47:04</dc:date>
    <meta:print-date>2003-07-18T14:03:00</meta:print-date>
    <meta:editing-cycles>474</meta:editing-cycles>
    <meta:editing-duration>PT21H35M57S</meta:editing-duration>
    <meta:generator>LibreOffice/3.5$Linux_X86_64 LibreOffice_project/350m1$Build-2</meta:generator>
    <dc:creator>gas </dc:creator>
    <meta:document-statistic meta:table-count="6" meta:image-count="0" meta:object-count="0" meta:page-count="18" meta:paragraph-count="322" meta:word-count="4694" meta:character-count="32127" meta:non-whitespace-character-count="30493"/>
    <meta:user-defined meta:name="Поле 1"/>
    <meta:user-defined meta:name="Поле 2"/>
    <meta:user-defined meta:name="Поле 3"/>
    <meta:user-defined meta:name="Поле 4"/>
  </office:meta>
</office:document-meta>
</file>